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Configurations2/" manifest:media-type="application/vnd.sun.xml.ui.configuration"/>
  <manifest:file-entry manifest:full-path="Object 388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371/settings.xml" manifest:media-type="text/xml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styles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99" manifest:media-type="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4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7" manifest:media-type=""/>
  <manifest:file-entry manifest:full-path="ObjectReplacements/Object 27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"/>
  <manifest:file-entry manifest:full-path="ObjectReplacements/Object 374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8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102" manifest:media-type="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101" manifest:media-type=""/>
  <manifest:file-entry manifest:full-path="ObjectReplacements/Object 2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100" manifest:media-type="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7" manifest:media-type=""/>
  <manifest:file-entry manifest:full-path="ObjectReplacements/Object 282" manifest:media-type="application/x-openoffice-gdimetafile;windows_formatname=&quot;GDIMetaFile&quot;"/>
  <manifest:file-entry manifest:full-path="ObjectReplacements/Object 44" manifest:media-type=""/>
  <manifest:file-entry manifest:full-path="ObjectReplacements/Object 402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86/settings.xml" manifest:media-type="text/xml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91/settings.xml" manifest:media-type="text/xml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315/settings.xml" manifest:media-type="text/xml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meta.xml" manifest:media-type="text/xml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45/settings.xml" manifest:media-type="text/xml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394/settings.xml" manifest:media-type="text/xml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6/content.xml" manifest:media-type="text/xml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446/settings.xml" manifest:media-type="text/xml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16/settings.xml" manifest:media-type="text/xml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3" manifest:media-type="application/vnd.oasis.opendocument.formula"/>
  <manifest:file-entry manifest:full-path="Object 417/settings.xml" manifest:media-type="text/xml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345/settings.xml" manifest:media-type="text/xml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397/content.xml" manifest:media-type="text/xml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34/settings.xml" manifest:media-type="text/xml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" style:family="graphic" style:parent-style-name="objectwithoutfill">
      <style:graphic-properties draw:stroke="dash" draw:stroke-dash="Dot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347cm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27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5" style:family="graphic" style:parent-style-name="objectwithoutfill">
      <style:graphic-properties draw:marker-end="Arrowheads_20_6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71" style:family="graphic" style:parent-style-name="objectwithoutfill">
      <style:graphic-properties draw:marker-end="Arrowheads_20_7" draw:marker-end-width="0.3cm" draw:fill="none" draw:textarea-vertical-align="middle"/>
    </style:style>
    <style:style style:name="gr72" style:family="graphic" style:parent-style-name="objectwithoutfill">
      <style:graphic-properties draw:marker-end="Arrowheads_20_9" draw:marker-end-width="0.3cm" draw:fill="none" draw:textarea-vertical-align="middle"/>
    </style:style>
    <style:style style:name="gr73" style:family="graphic" style:parent-style-name="objectwithoutfill">
      <style:graphic-properties draw:marker-end="Arrowheads_20_10" draw:marker-end-width="0.3cm" draw:fill="none" draw:textarea-vertical-align="middle"/>
    </style:style>
    <style:style style:name="gr74" style:family="graphic" style:parent-style-name="objectwithoutfill">
      <style:graphic-properties draw:marker-end="Arrowheads_20_11" draw:marker-end-width="0.3cm" draw:fill="none" draw:textarea-vertical-align="middle"/>
    </style:style>
    <style:style style:name="gr75" style:family="graphic" style:parent-style-name="objectwithoutfill">
      <style:graphic-properties draw:marker-end="Arrowheads_20_12" draw:marker-end-width="0.3cm" draw:fill="none" draw:textarea-vertical-align="middle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7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9" style:family="graphic" style:parent-style-name="objectwithoutfill">
      <style:graphic-properties draw:marker-end="Arrowheads_20_13" draw:marker-end-width="0.3cm" draw:fill="none" draw:textarea-vertical-align="middle"/>
    </style:style>
    <style:style style:name="gr80" style:family="graphic" style:parent-style-name="objectwithoutfill">
      <style:graphic-properties draw:marker-end="Arrowheads_20_14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2" style:family="graphic" style:parent-style-name="standard">
      <style:graphic-properties draw:stroke="none" draw:fill="none" fo:min-height="0.32cm"/>
      <style:paragraph-properties style:writing-mode="lr-tb"/>
    </style:style>
    <style:style style:name="gr83" style:family="graphic" style:parent-style-name="objectwithoutfill">
      <style:graphic-properties draw:marker-end="Arrowheads_20_15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407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285cm" fo:min-width="0.325cm"/>
    </style:style>
    <style:style style:name="gr102" style:family="graphic" style:parent-style-name="standard">
      <style:graphic-properties draw:textarea-horizontal-align="justify" draw:textarea-vertical-align="middle" draw:auto-grow-height="false" fo:min-height="0.284cm" fo:min-width="0.325cm"/>
    </style:style>
    <style:style style:name="gr103" style:family="graphic" style:parent-style-name="standard">
      <style:graphic-properties draw:textarea-horizontal-align="justify" draw:textarea-vertical-align="middle" draw:auto-grow-height="false" fo:min-height="0.125cm" fo:min-width="0.126cm"/>
    </style:style>
    <style:style style:name="gr104" style:family="graphic" style:parent-style-name="objectwithoutfill">
      <style:graphic-properties draw:marker-end="Arrowheads_20_19" draw:marker-end-width="0.3cm" draw:fill="none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6" style:family="graphic" style:parent-style-name="objectwithoutfill">
      <style:graphic-properties draw:marker-end="Arrowheads_20_20" draw:marker-end-width="0.3cm" draw:fill="none" draw:textarea-vertical-align="middle"/>
    </style:style>
    <style:style style:name="gr107" style:family="graphic" style:parent-style-name="objectwithoutfill">
      <style:graphic-properties draw:marker-end="Arrowheads_20_21" draw:marker-end-width="0.3cm" draw:fill="none" draw:textarea-vertical-align="middl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13" style:family="graphic" style:parent-style-name="objectwithoutfill">
      <style:graphic-properties draw:stroke="dash" draw:stroke-dash="Long_20_Dot" draw:fill="none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19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0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font-size="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loext:graphic-properties draw:fill="solid" draw:fill-color="#729fcf"/>
      <style:paragraph-properties fo:text-align="center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0" style:family="paragraph">
      <style:paragraph-properties fo:text-align="center" style:writing-mode="lr-tb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3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fo:font-weight="bold" style:font-size-asian="8pt" style:font-size-complex="8pt"/>
    </style:style>
    <style:style style:name="T4" style:family="text">
      <style:text-properties fo:font-size="6pt"/>
    </style:style>
    <style:style style:name="T5" style:family="text">
      <style:text-properties fo:font-size="6pt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4.90000009536743pt" style:font-size-asian="4.90000009536743pt" style:font-size-complex="4.9000000953674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10.5pt" fo:font-weight="normal" style:font-size-asian="10.5pt" style:font-size-complex="10.5pt"/>
    </style:style>
    <style:style style:name="T21" style:family="text">
      <style:text-properties fo:font-size="13pt" fo:font-weight="bold" style:font-size-asian="13pt" style:font-size-complex="13pt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0.2cm" svg:height="0.47cm" svg:x="1.378cm" svg:y="6.363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line draw:style-name="gr2" draw:text-style-name="P2" draw:layer="layout" svg:x1="1cm" svg:y1="5cm" svg:x2="20.59cm" svg:y2="5cm">
          <text:p/>
        </draw:line>
        <draw:frame draw:style-name="gr4" draw:text-style-name="P7" draw:layer="layout" svg:width="0.2cm" svg:height="0.36cm" svg:x="1.38cm" svg:y="5.109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4" draw:text-style-name="P3" draw:layer="layout" svg:width="0.496cm" svg:height="0.47cm" svg:x="17.282cm" svg:y="1.06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4" draw:text-style-name="P3" draw:layer="layout" svg:width="0.534cm" svg:height="0.47cm" svg:x="19.982cm" svg:y="3.963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line draw:style-name="gr12" draw:text-style-name="P2" draw:layer="layout" svg:x1="17.503cm" svg:y1="4.25cm" svg:x2="17.503cm" svg:y2="1.5cm">
          <text:p/>
        </draw:line>
        <draw:line draw:style-name="gr13" draw:text-style-name="P2" draw:layer="layout" svg:x1="17.503cm" svg:y1="4.25cm" svg:x2="20.003cm" svg:y2="4.25cm">
          <text:p/>
        </draw:line>
        <draw:line draw:style-name="gr2" draw:text-style-name="P8" draw:layer="layout" svg:x1="17.851cm" svg:y1="2.15cm" svg:x2="19.601cm" svg:y2="3.9cm">
          <text:p/>
        </draw:line>
        <draw:line draw:style-name="gr2" draw:text-style-name="P2" draw:layer="layout" svg:x1="17.751cm" svg:y1="3.85cm" svg:x2="19.501cm" svg:y2="2.1cm">
          <text:p/>
        </draw:line>
        <draw:frame draw:style-name="gr4" draw:text-style-name="P9" draw:layer="layout" svg:width="3.771cm" svg:height="2.072cm" svg:x="5.48cm" svg:y="1.26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10" draw:layer="layout" svg:width="0.723cm" svg:height="3.431cm" svg:x="0.951cm" svg:y="1.1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2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21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4" draw:text-style-name="P9" draw:layer="layout" svg:width="5.977cm" svg:height="3.632cm" svg:x="9.682cm" svg:y="1.063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1" draw:layer="layout" svg:width="1.387cm" svg:height="0.489cm" svg:x="18.651cm" svg:y="2.728cm">
          <draw:text-box>
            <text:p><text:span text:style-name="T4">MBV=GK</text:span></text:p>
          </draw:text-box>
        </draw:frame>
        <draw:frame draw:style-name="gr4" draw:text-style-name="P3" draw:layer="layout" svg:width="0.445cm" svg:height="0.47cm" svg:x="19.787cm" svg:y="1.76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4" draw:text-style-name="P3" draw:layer="layout" svg:width="0.504cm" svg:height="0.47cm" svg:x="19.885cm" svg:y="3.463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line draw:style-name="gr2" draw:text-style-name="P2" draw:layer="layout" svg:x1="1cm" svg:y1="13.3cm" svg:x2="20.5cm" svg:y2="13.3cm">
          <text:p/>
        </draw:line>
        <draw:frame draw:style-name="gr4" draw:text-style-name="P7" draw:layer="layout" svg:width="0.2cm" svg:height="0.36cm" svg:x="1.38cm" svg:y="4.71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4" draw:text-style-name="P3" draw:layer="layout" svg:width="0.466cm" svg:height="0.47cm" svg:x="2.28cm" svg:y="5.464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4" draw:text-style-name="P3" draw:layer="layout" svg:width="0.436cm" svg:height="0.47cm" svg:x="5.28cm" svg:y="8.664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12" draw:text-style-name="P2" draw:layer="layout" svg:x1="2.501cm" svg:y1="8.851cm" svg:x2="2.501cm" svg:y2="6.101cm">
          <text:p/>
        </draw:line>
        <draw:line draw:style-name="gr13" draw:text-style-name="P2" draw:layer="layout" svg:x1="2.501cm" svg:y1="8.851cm" svg:x2="5.001cm" svg:y2="8.851cm">
          <text:p/>
        </draw:line>
        <draw:frame draw:style-name="gr4" draw:text-style-name="P3" draw:layer="layout" svg:width="0.466cm" svg:height="0.47cm" svg:x="2.28cm" svg:y="9.264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4" draw:text-style-name="P3" draw:layer="layout" svg:width="0.436cm" svg:height="0.47cm" svg:x="5.28cm" svg:y="12.564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line draw:style-name="gr12" draw:text-style-name="P2" draw:layer="layout" svg:x1="2.501cm" svg:y1="12.751cm" svg:x2="2.501cm" svg:y2="10.001cm">
          <text:p/>
        </draw:line>
        <draw:line draw:style-name="gr13" draw:text-style-name="P2" draw:layer="layout" svg:x1="2.501cm" svg:y1="12.751cm" svg:x2="5.001cm" svg:y2="12.751cm">
          <text:p/>
        </draw:line>
        <draw:frame draw:style-name="gr4" draw:text-style-name="P3" draw:layer="layout" svg:width="0.2cm" svg:height="0.47cm" svg:x="3.78cm" svg:y="5.764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4" draw:text-style-name="P3" draw:layer="layout" svg:width="0.466cm" svg:height="0.47cm" svg:x="7.281cm" svg:y="5.464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4" draw:text-style-name="P3" draw:layer="layout" svg:width="0.436cm" svg:height="0.47cm" svg:x="10.281cm" svg:y="8.664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line draw:style-name="gr12" draw:text-style-name="P2" draw:layer="layout" svg:x1="7.502cm" svg:y1="8.851cm" svg:x2="7.502cm" svg:y2="6.101cm">
          <text:p/>
        </draw:line>
        <draw:line draw:style-name="gr13" draw:text-style-name="P2" draw:layer="layout" svg:x1="7.502cm" svg:y1="8.851cm" svg:x2="10.002cm" svg:y2="8.851cm">
          <text:p/>
        </draw:line>
        <draw:frame draw:style-name="gr4" draw:text-style-name="P3" draw:layer="layout" svg:width="0.2cm" svg:height="0.47cm" svg:x="8.981cm" svg:y="5.664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4" draw:text-style-name="P3" draw:layer="layout" svg:width="0.466cm" svg:height="0.47cm" svg:x="14.282cm" svg:y="5.364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4" draw:text-style-name="P3" draw:layer="layout" svg:width="0.534cm" svg:height="0.47cm" svg:x="17.282cm" svg:y="8.664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12" draw:text-style-name="P2" draw:layer="layout" svg:x1="14.503cm" svg:y1="8.851cm" svg:x2="14.503cm" svg:y2="6.101cm">
          <text:p/>
        </draw:line>
        <draw:line draw:style-name="gr13" draw:text-style-name="P2" draw:layer="layout" svg:x1="14.503cm" svg:y1="8.851cm" svg:x2="17.003cm" svg:y2="8.851cm">
          <text:p/>
        </draw:line>
        <draw:frame draw:style-name="gr4" draw:text-style-name="P3" draw:layer="layout" svg:width="0.466cm" svg:height="0.47cm" svg:x="14.282cm" svg:y="9.26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4" draw:text-style-name="P3" draw:layer="layout" svg:width="0.534cm" svg:height="0.47cm" svg:x="17.282cm" svg:y="12.564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12" draw:text-style-name="P2" draw:layer="layout" svg:x1="14.503cm" svg:y1="12.751cm" svg:x2="14.503cm" svg:y2="10.001cm">
          <text:p/>
        </draw:line>
        <draw:line draw:style-name="gr13" draw:text-style-name="P2" draw:layer="layout" svg:x1="14.503cm" svg:y1="12.751cm" svg:x2="17.003cm" svg:y2="12.751cm">
          <text:p/>
        </draw:line>
        <draw:line draw:style-name="gr2" draw:text-style-name="P2" draw:layer="layout" svg:x1="2.751cm" svg:y1="6.751cm" svg:x2="4.501cm" svg:y2="8.501cm">
          <text:p/>
        </draw:line>
        <draw:line draw:style-name="gr2" draw:text-style-name="P8" draw:layer="layout" svg:x1="7.851cm" svg:y1="6.551cm" svg:x2="9.601cm" svg:y2="8.301cm">
          <text:p/>
        </draw:line>
        <draw:line draw:style-name="gr2" draw:text-style-name="P8" draw:layer="layout" svg:x1="14.851cm" svg:y1="6.551cm" svg:x2="16.601cm" svg:y2="8.301cm">
          <text:p/>
        </draw:line>
        <draw:line draw:style-name="gr2" draw:text-style-name="P2" draw:layer="layout" svg:x1="2.751cm" svg:y1="12.251cm" svg:x2="4.501cm" svg:y2="10.501cm">
          <text:p/>
        </draw:line>
        <draw:line draw:style-name="gr2" draw:text-style-name="P2" draw:layer="layout" svg:x1="14.751cm" svg:y1="12.251cm" svg:x2="16.501cm" svg:y2="10.501cm">
          <text:p/>
        </draw:line>
        <draw:frame draw:style-name="gr4" draw:text-style-name="P3" draw:layer="layout" svg:width="0.2cm" svg:height="0.47cm" svg:x="6.38cm" svg:y="5.864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4" draw:text-style-name="P3" draw:layer="layout" svg:width="0.2cm" svg:height="0.47cm" svg:x="8.781cm" svg:y="5.764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4" draw:text-style-name="P3" draw:layer="layout" svg:width="0.631cm" svg:height="0.53cm" svg:x="3.981cm" svg:y="6.864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4" draw:text-style-name="P3" draw:layer="layout" svg:width="0.715cm" svg:height="0.53cm" svg:x="9.982cm" svg:y="6.86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4" draw:text-style-name="P3" draw:layer="layout" svg:width="0.563cm" svg:height="0.47cm" svg:x="6.183cm" svg:y="6.864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6" draw:text-style-name="P11" draw:layer="layout" svg:width="0.875cm" svg:height="0.962cm" svg:x="12.501cm" svg:y="6.851cm">
          <draw:text-box>
            <text:p><text:span text:style-name="T4">=</text:span></text:p>
          </draw:text-box>
        </draw:frame>
        <draw:frame draw:style-name="gr4" draw:text-style-name="P3" draw:layer="layout" svg:width="0.572cm" svg:height="0.53cm" svg:x="3.982cm" svg:y="9.664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4" draw:text-style-name="P3" draw:layer="layout" svg:width="3.195cm" svg:height="0.53cm" svg:x="16.583cm" svg:y="7.464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4" draw:text-style-name="P3" draw:layer="layout" svg:width="2.959cm" svg:height="0.53cm" svg:x="16.684cm" svg:y="10.164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line draw:style-name="gr17" draw:text-style-name="P2" draw:layer="layout" svg:x1="2.501cm" svg:y1="7.651cm" svg:x2="3.751cm" svg:y2="7.651cm">
          <text:p/>
        </draw:line>
        <draw:line draw:style-name="gr17" draw:text-style-name="P2" draw:layer="layout" svg:x1="2.501cm" svg:y1="8.351cm" svg:x2="4.251cm" svg:y2="8.351cm">
          <text:p/>
        </draw:line>
        <draw:line draw:style-name="gr17" draw:text-style-name="P2" draw:layer="layout" svg:x1="2.601cm" svg:y1="11.051cm" svg:x2="3.851cm" svg:y2="11.051cm">
          <text:p/>
        </draw:line>
        <draw:line draw:style-name="gr17" draw:text-style-name="P2" draw:layer="layout" svg:x1="2.501cm" svg:y1="11.751cm" svg:x2="3.251cm" svg:y2="11.751cm">
          <text:p/>
        </draw:line>
        <draw:line draw:style-name="gr17" draw:text-style-name="P2" draw:layer="layout" svg:x1="7.501cm" svg:y1="7.551cm" svg:x2="8.751cm" svg:y2="7.551cm">
          <text:p/>
        </draw:line>
        <draw:line draw:style-name="gr17" draw:text-style-name="P2" draw:layer="layout" svg:x1="7.501cm" svg:y1="7.951cm" svg:x2="9.251cm" svg:y2="7.951cm">
          <text:p/>
        </draw:line>
        <draw:line draw:style-name="gr17" draw:text-style-name="P2" draw:layer="layout" svg:x1="14.601cm" svg:y1="7.551cm" svg:x2="15.851cm" svg:y2="7.551cm">
          <text:p/>
        </draw:line>
        <draw:line draw:style-name="gr17" draw:text-style-name="P2" draw:layer="layout" svg:x1="14.601cm" svg:y1="8.251cm" svg:x2="16.351cm" svg:y2="8.251cm">
          <text:p/>
        </draw:line>
        <draw:line draw:style-name="gr17" draw:text-style-name="P2" draw:layer="layout" svg:x1="14.601cm" svg:y1="11.051cm" svg:x2="15.851cm" svg:y2="11.051cm">
          <text:p/>
        </draw:line>
        <draw:line draw:style-name="gr17" draw:text-style-name="P2" draw:layer="layout" svg:x1="14.501cm" svg:y1="11.751cm" svg:x2="15.251cm" svg:y2="11.751cm">
          <text:p/>
        </draw:line>
        <draw:frame draw:style-name="gr18" draw:text-style-name="P10" draw:layer="layout" svg:width="0.723cm" svg:height="3.749cm" svg:x="0.952cm" svg:y="5.702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9" draw:text-style-name="P11" draw:layer="layout" svg:width="19.847cm" svg:height="2.384cm" svg:x="6.051cm" svg:y="10cm">
          <draw:text-box>
            <text:list text:style-name="L1">
              <text:list-header>
                <text:p><text:span text:style-name="T5">ÅRSAKER TIL ETABLERINGSHINDRE</text:span></text:p>
              </text:list-header>
              <text:list-item>
                <text:p><text:span text:style-name="T4">Lover og regler</text:span></text:p>
              </text:list-item>
              <text:list-item>
                <text:p><text:span text:style-name="T4">Patenter</text:span></text:p>
              </text:list-item>
              <text:list-item>
                <text:p><text:span text:style-name="T4">Tilgang til råvarer</text:span></text:p>
              </text:list-item>
              <text:list-item>
                <text:p><text:span text:style-name="T4">Georgrafisk avstand</text:span></text:p>
              </text:list-item>
              <text:list-item>
                <text:p><text:span text:style-name="T4">Fallende enhetskostnader (økende skalautbytte)</text:span></text:p>
                <text:p><text:span text:style-name="T4"/></text:p>
              </text:list-item>
            </text:list>
          </draw:text-box>
        </draw:frame>
        <draw:line draw:style-name="gr20" draw:text-style-name="P2" draw:layer="layout" svg:x1="11.183cm" svg:y1="22.775cm" svg:x2="17.75cm" svg:y2="22.8cm">
          <text:p/>
        </draw:line>
        <draw:line draw:style-name="gr21" draw:text-style-name="P2" draw:layer="layout" svg:x1="11.25cm" svg:y1="22.8cm" svg:x2="11.25cm" svg:y2="17.005cm">
          <text:p/>
        </draw:line>
        <draw:frame draw:style-name="gr22" draw:text-style-name="P11" draw:layer="layout" svg:width="0.925cm" svg:height="0.962cm" svg:x="23.248cm" svg:y="25.464cm">
          <draw:text-box>
            <text:p><text:span text:style-name="T4">X</text:span></text:p>
          </draw:text-box>
        </draw:frame>
        <draw:frame draw:style-name="gr22" draw:text-style-name="P11" draw:layer="layout" svg:width="0.925cm" svg:height="0.962cm" svg:x="9.913cm" svg:y="14.045cm">
          <draw:text-box>
            <text:p><text:span text:style-name="T4">P</text:span></text:p>
          </draw:text-box>
        </draw:frame>
        <draw:frame draw:style-name="gr22" draw:text-style-name="P11" draw:layer="layout" svg:width="0.925cm" svg:height="0.962cm" svg:x="21.978cm" svg:y="23.887cm">
          <draw:text-box>
            <text:p><text:span text:style-name="T4">E</text:span></text:p>
          </draw:text-box>
        </draw:frame>
        <draw:line draw:style-name="gr20" draw:text-style-name="P2" draw:layer="layout" svg:x1="2.183cm" svg:y1="22.85cm" svg:x2="8.75cm" svg:y2="22.875cm">
          <text:p/>
        </draw:line>
        <draw:line draw:style-name="gr21" draw:text-style-name="P2" draw:layer="layout" svg:x1="2.25cm" svg:y1="22.875cm" svg:x2="2.25cm" svg:y2="17.08cm">
          <text:p/>
        </draw:line>
        <draw:line draw:style-name="gr2" draw:text-style-name="P2" draw:layer="layout" svg:x1="2.25cm" svg:y1="17.8cm" svg:x2="7.75cm" svg:y2="22.8cm">
          <text:p/>
        </draw:line>
        <draw:line draw:style-name="gr2" draw:text-style-name="P2" draw:layer="layout" svg:x1="11.25cm" svg:y1="17.8cm" svg:x2="16.75cm" svg:y2="22.8cm">
          <text:p/>
        </draw:line>
        <draw:line draw:style-name="gr2" draw:text-style-name="P2" draw:layer="layout" svg:x1="1cm" svg:y1="16.4cm" svg:x2="20.59cm" svg:y2="16.4cm">
          <text:p/>
        </draw:line>
        <draw:line draw:style-name="gr2" draw:text-style-name="P2" draw:layer="layout" svg:x1="1cm" svg:y1="23.2cm" svg:x2="20.59cm" svg:y2="23.2cm">
          <text:p/>
        </draw:line>
        <draw:frame draw:style-name="gr4" draw:text-style-name="P3" draw:layer="layout" svg:width="0.534cm" svg:height="0.47cm" svg:x="17.782cm" svg:y="22.564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4" draw:text-style-name="P3" draw:layer="layout" svg:width="0.534cm" svg:height="0.47cm" svg:x="8.782cm" svg:y="22.664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4" draw:text-style-name="P3" draw:layer="layout" svg:width="0.496cm" svg:height="0.47cm" svg:x="2.082cm" svg:y="16.56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4" draw:text-style-name="P3" draw:layer="layout" svg:width="0.496cm" svg:height="0.47cm" svg:x="10.982cm" svg:y="16.4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23" draw:text-style-name="P10" draw:layer="layout" svg:width="0.756cm" svg:height="3.431cm" svg:x="0.953cm" svg:y="13.303cm">
          <draw:text-box>
            <text:p><text:span text:style-name="T3">I</text:span></text:p>
            <text:p><text:span text:style-name="T3">N</text:span></text:p>
            <text:p><text:span text:style-name="T3">T </text:span></text:p>
            <text:p><text:span text:style-name="T3">U</text:span></text:p>
            <text:p><text:span text:style-name="T3">I 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  <text:p><text:span text:style-name="T3"/></text:p>
          </draw:text-box>
        </draw:frame>
        <draw:frame draw:style-name="gr24" draw:text-style-name="P10" draw:layer="layout" svg:width="0.723cm" svg:height="2.795cm" svg:x="0.953cm" svg:y="17.304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frame draw:style-name="gr25" draw:text-style-name="P10" draw:layer="layout" svg:width="0.786cm" svg:height="3.431cm" svg:x="0.954cm" svg:y="23.205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</text:span></text:p>
            <text:p><text:span text:style-name="T3">I</text:span></text:p>
            <text:p><text:span text:style-name="T3">G</text:span></text:p>
            <text:p><text:span text:style-name="T3">N.</text:span></text:p>
          </draw:text-box>
        </draw:frame>
        <draw:frame draw:style-name="gr19" draw:text-style-name="P11" draw:layer="layout" svg:width="19.847cm" svg:height="2.384cm" svg:x="3.552cm" svg:y="13.4cm">
          <draw:text-box>
            <text:list text:style-name="L1">
              <text:list-header>
                <text:p><text:span text:style-name="T5">Ma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frame draw:style-name="gr19" draw:text-style-name="P11" draw:layer="layout" svg:width="19.847cm" svg:height="2.384cm" svg:x="13.052cm" svg:y="13.4cm">
          <draw:text-box>
            <text:list text:style-name="L1">
              <text:list-header>
                <text:p><text:span text:style-name="T5">ÅRSAKER TIL ETABLERINGSHINDRE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line draw:style-name="gr2" draw:text-style-name="P2" draw:layer="layout" svg:x1="2.25cm" svg:y1="17.8cm" svg:x2="4.75cm" svg:y2="22.75cm">
          <text:p/>
        </draw:line>
        <draw:line draw:style-name="gr2" draw:text-style-name="P2" draw:layer="layout" svg:x1="11.25cm" svg:y1="17.8cm" svg:x2="13.75cm" svg:y2="22.75cm">
          <text:p/>
        </draw:line>
        <draw:line draw:style-name="gr2" draw:text-style-name="P2" draw:layer="layout" svg:x1="2.25cm" svg:y1="21cm" svg:x2="8.25cm" svg:y2="21cm">
          <text:p/>
        </draw:line>
        <draw:line draw:style-name="gr2" draw:text-style-name="P2" draw:layer="layout" svg:x1="11.25cm" svg:y1="21cm" svg:x2="16.5cm" svg:y2="18.75cm">
          <text:p/>
        </draw:lin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8.668cm" svg:height="0.962cm" svg:x="6.05cm" svg:y="1cm">
          <draw:text-box>
            <text:p><text:span text:style-name="T6">Mikroøkonomi oppbygging</text:span></text:p>
          </draw:text-box>
        </draw:frame>
        <draw:line draw:style-name="gr27" draw:text-style-name="P2" draw:layer="layout" svg:x1="7.25cm" svg:y1="16.35cm" svg:x2="13.2cm" svg:y2="16.45cm">
          <text:p/>
        </draw:line>
        <draw:line draw:style-name="gr27" draw:text-style-name="P2" draw:layer="layout" svg:x1="7.25cm" svg:y1="16.3cm" svg:x2="7.2cm" svg:y2="10.95cm">
          <text:p/>
        </draw:line>
        <draw:line draw:style-name="gr27" draw:text-style-name="P2" draw:layer="layout" svg:x1="7.176cm" svg:y1="23.423cm" svg:x2="13.126cm" svg:y2="23.523cm">
          <text:p/>
        </draw:line>
        <draw:line draw:style-name="gr27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28" draw:text-style-name="P14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29" draw:text-style-name="P14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30" draw:text-style-name="P6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15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1" draw:text-style-name="P16" draw:layer="layout" svg:width="5.578cm" svg:height="0.963cm" svg:x="9.75cm" svg:y="19.5cm">
          <draw:text-box>
            <text:p><text:span text:style-name="T7">Produksjonsmulighetskurven (PMK)</text:span></text:p>
          </draw:text-box>
        </draw:frame>
        <draw:frame draw:style-name="gr32" draw:text-style-name="P14" draw:layer="layout" svg:width="2.297cm" svg:height="0.962cm" svg:x="1.35cm" svg:y="3.05cm">
          <draw:text-box>
            <text:p>Behov</text:p>
          </draw:text-box>
        </draw:frame>
        <draw:frame draw:style-name="gr33" draw:text-style-name="P14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27" draw:text-style-name="P2" draw:layer="layout" svg:x1="1.951cm" svg:y1="6.103cm" svg:x2="4.951cm" svg:y2="6.053cm">
          <text:p/>
        </draw:line>
        <draw:line draw:style-name="gr27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27" draw:text-style-name="P2" draw:layer="layout" svg:x1="6.152cm" svg:y1="6.104cm" svg:x2="9.152cm" svg:y2="6.054cm">
          <text:p/>
        </draw:line>
        <draw:line draw:style-name="gr27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27" draw:text-style-name="P2" draw:layer="layout" svg:x1="16.953cm" svg:y1="6.105cm" svg:x2="19.953cm" svg:y2="6.055cm">
          <text:p/>
        </draw:line>
        <draw:line draw:style-name="gr27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27" draw:text-style-name="P2" draw:layer="layout" svg:x1="12.854cm" svg:y1="6.106cm" svg:x2="15.854cm" svg:y2="6.056cm">
          <text:p/>
        </draw:line>
        <draw:line draw:style-name="gr27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27" draw:text-style-name="P2" draw:layer="layout" svg:x1="8.352cm" svg:y1="10.804cm" svg:x2="11.352cm" svg:y2="10.754cm">
          <text:p/>
        </draw:line>
        <draw:line draw:style-name="gr27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8.353cm" svg:y1="15.805cm" svg:x2="11.353cm" svg:y2="15.755cm">
          <text:p/>
        </draw:line>
        <draw:line draw:style-name="gr27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34" draw:text-style-name="P16" draw:layer="layout" svg:width="2.471cm" svg:height="0.607cm" svg:x="1.6cm" svg:y="1.65cm">
          <draw:text-box>
            <text:p><text:span text:style-name="T7">Konsument 1</text:span></text:p>
          </draw:text-box>
        </draw:frame>
        <draw:frame draw:style-name="gr34" draw:text-style-name="P16" draw:layer="layout" svg:width="2.471cm" svg:height="0.607cm" svg:x="5.901cm" svg:y="1.651cm">
          <draw:text-box>
            <text:p><text:span text:style-name="T7">Konsument N</text:span></text:p>
          </draw:text-box>
        </draw:frame>
        <draw:frame draw:style-name="gr34" draw:text-style-name="P16" draw:layer="layout" svg:width="2.471cm" svg:height="0.607cm" svg:x="12.601cm" svg:y="1.651cm">
          <draw:text-box>
            <text:p><text:span text:style-name="T7">Produsent 1</text:span></text:p>
          </draw:text-box>
        </draw:frame>
        <draw:frame draw:style-name="gr34" draw:text-style-name="P16" draw:layer="layout" svg:width="2.471cm" svg:height="0.607cm" svg:x="16.602cm" svg:y="1.652cm">
          <draw:text-box>
            <text:p><text:span text:style-name="T7">Produsent N</text:span></text:p>
          </draw:text-box>
        </draw:frame>
        <draw:frame draw:style-name="gr35" draw:text-style-name="P17" draw:layer="layout" svg:width="1.471cm" svg:height="0.683cm" svg:x="2.35cm" svg:y="21.25cm">
          <draw:text-box>
            <text:p><text:span text:style-name="T8">Avgift</text:span></text:p>
          </draw:text-box>
        </draw:frame>
        <draw:frame draw:style-name="gr36" draw:text-style-name="P17" draw:layer="layout" svg:width="2.771cm" svg:height="0.683cm" svg:x="7.951cm" svg:y="21.451cm">
          <draw:text-box>
            <text:p><text:span text:style-name="T8">Maksimalpris</text:span></text:p>
          </draw:text-box>
        </draw:frame>
        <draw:frame draw:style-name="gr37" draw:text-style-name="P17" draw:layer="layout" svg:width="2.276cm" svg:height="0.683cm" svg:x="15.052cm" svg:y="21.452cm">
          <draw:text-box>
            <text:p><text:span text:style-name="T8">Minstepris</text:span></text:p>
          </draw:text-box>
        </draw:frame>
        <draw:frame draw:style-name="gr38" draw:text-style-name="P18" draw:layer="layout" svg:width="3.685cm" svg:height="0.569cm" svg:x="7.9cm" svg:y="6.4cm">
          <draw:text-box>
            <text:p><text:span text:style-name="T9">Fullkommen konkurranse</text:span></text:p>
          </draw:text-box>
        </draw:frame>
        <draw:frame draw:style-name="gr39" draw:text-style-name="P19" draw:layer="layout" svg:width="6.615cm" svg:height="0.662cm" svg:x="7.85cm" svg:y="11.3cm">
          <draw:text-box>
            <text:p><text:span text:style-name="T10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40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38" draw:text-style-name="P18" draw:layer="layout" svg:width="3.685cm" svg:height="0.569cm" svg:x="1.6cm" svg:y="21.801cm">
          <draw:text-box>
            <text:p><text:span text:style-name="T9">Fullkommen konkurranse</text:span></text:p>
          </draw:text-box>
        </draw:frame>
        <draw:line draw:style-name="gr27" draw:text-style-name="P2" draw:layer="layout" svg:x1="2.052cm" svg:y1="26.205cm" svg:x2="5.052cm" svg:y2="26.155cm">
          <text:p/>
        </draw:line>
        <draw:line draw:style-name="gr27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27" draw:text-style-name="P2" draw:layer="layout" svg:x1="15.652cm" svg:y1="26.105cm" svg:x2="18.652cm" svg:y2="26.055cm">
          <text:p/>
        </draw:line>
        <draw:line draw:style-name="gr27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41" draw:text-style-name="P2" draw:layer="layout" svg:x1="2.35cm" svg:y1="4.05cm" svg:x2="2.35cm" svg:y2="4.8cm">
          <text:p/>
        </draw:line>
        <draw:line draw:style-name="gr41" draw:text-style-name="P2" draw:layer="layout" svg:x1="2.85cm" svg:y1="5.4cm" svg:x2="3.6cm" svg:y2="5.4cm">
          <text:p/>
        </draw:line>
        <draw:line draw:style-name="gr41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41" draw:text-style-name="P2" draw:layer="layout" svg:x1="13.45cm" svg:y1="4.551cm" svg:x2="13.45cm" svg:y2="3.801cm">
          <text:p/>
        </draw:line>
        <draw:line draw:style-name="gr41" draw:text-style-name="P2" draw:layer="layout" svg:x1="13.75cm" svg:y1="5.1cm" svg:x2="14.5cm" svg:y2="5.1cm">
          <text:p/>
        </draw:line>
        <draw:line draw:style-name="gr41" draw:text-style-name="P2" draw:layer="layout" svg:x1="7.15cm" svg:y1="5.4cm" svg:x2="7.9cm" svg:y2="5.4cm">
          <text:p/>
        </draw:line>
        <draw:line draw:style-name="gr41" draw:text-style-name="P2" draw:layer="layout" svg:x1="17.55cm" svg:y1="4.552cm" svg:x2="17.55cm" svg:y2="3.802cm">
          <text:p/>
        </draw:line>
        <draw:line draw:style-name="gr41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27" draw:text-style-name="P2" draw:layer="layout" svg:x1="8.253cm" svg:y1="26.205cm" svg:x2="11.253cm" svg:y2="26.155cm">
          <text:p/>
        </draw:line>
        <draw:line draw:style-name="gr27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42" draw:text-style-name="P20" draw:layer="layout" svg:width="1.709cm" svg:height="0.727cm" svg:x="8.75cm" svg:y="7.7cm">
          <draw:text-box>
            <text:p><text:span text:style-name="T11">Overskudds-</text:span></text:p>
            <text:p><text:span text:style-name="T11">tilbud</text:span></text:p>
          </draw:text-box>
        </draw:frame>
        <draw:frame draw:style-name="gr42" draw:text-style-name="P21" draw:layer="layout" svg:width="1.709cm" svg:height="0.727cm" svg:x="8.851cm" svg:y="9.9cm">
          <draw:text-box>
            <text:p><text:span text:style-name="T11">Overskudds-</text:span></text:p>
            <text:p><text:span text:style-name="T11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41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27" draw:text-style-name="P2" draw:layer="layout" svg:x1="8.354cm" svg:y1="20.806cm" svg:x2="11.354cm" svg:y2="20.756cm">
          <text:p/>
        </draw:line>
        <draw:line draw:style-name="gr27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43" draw:text-style-name="P19" draw:layer="layout" svg:width="6.691cm" svg:height="0.662cm" svg:x="7.851cm" svg:y="16.301cm">
          <draw:text-box>
            <text:p><text:span text:style-name="T10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41" draw:text-style-name="P2" draw:layer="layout" svg:x1="8.45cm" svg:y1="13.45cm" svg:x2="8.45cm" svg:y2="14.2cm">
          <text:p/>
        </draw:line>
        <draw:line draw:style-name="gr41" draw:text-style-name="P2" draw:layer="layout" svg:x1="8.45cm" svg:y1="18.75cm" svg:x2="8.45cm" svg:y2="19.5cm">
          <text:p/>
        </draw:line>
        <draw:line draw:style-name="gr41" draw:text-style-name="P2" draw:layer="layout" svg:x1="9.55cm" svg:y1="14.8cm" svg:x2="10.3cm" svg:y2="14.8cm">
          <text:p/>
        </draw:line>
        <draw:line draw:style-name="gr41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44" draw:text-style-name="P6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27" draw:text-style-name="P2" draw:layer="layout" svg:x1="12cm" svg:y1="14.75cm" svg:x2="16.85cm" svg:y2="14.8cm">
          <text:p/>
        </draw:line>
        <draw:line draw:style-name="gr27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5" draw:text-style-name="P22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46" draw:text-style-name="P23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47" draw:text-style-name="P22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27" draw:text-style-name="P2" draw:layer="layout" svg:x1="12.001cm" svg:y1="20.55cm" svg:x2="16.851cm" svg:y2="20.6cm">
          <text:p/>
        </draw:line>
        <draw:line draw:style-name="gr27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27" draw:text-style-name="P2" draw:layer="layout" svg:x1="12.001cm" svg:y1="25.65cm" svg:x2="16.851cm" svg:y2="25.7cm">
          <text:p/>
        </draw:line>
        <draw:line draw:style-name="gr27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27" draw:text-style-name="P2" draw:layer="layout" svg:x1="1.3cm" svg:y1="14.45cm" svg:x2="6.15cm" svg:y2="14.5cm">
          <text:p/>
        </draw:line>
        <draw:line draw:style-name="gr27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27" draw:text-style-name="P2" draw:layer="layout" svg:x1="1.301cm" svg:y1="20.55cm" svg:x2="6.151cm" svg:y2="20.6cm">
          <text:p/>
        </draw:line>
        <draw:line draw:style-name="gr27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27" draw:text-style-name="P2" draw:layer="layout" svg:x1="1.301cm" svg:y1="25.25cm" svg:x2="6.151cm" svg:y2="25.3cm">
          <text:p/>
        </draw:line>
        <draw:line draw:style-name="gr27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27" draw:text-style-name="P2" draw:layer="layout" svg:x1="1.303cm" svg:y1="6.55cm" svg:x2="6.153cm" svg:y2="6.6cm">
          <text:p/>
        </draw:line>
        <draw:line draw:style-name="gr27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27" draw:text-style-name="P2" draw:layer="layout" svg:x1="14.503cm" svg:y1="6.55cm" svg:x2="19.353cm" svg:y2="6.6cm">
          <text:p/>
        </draw:line>
        <draw:line draw:style-name="gr27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48" draw:text-style-name="P18" draw:layer="layout" svg:width="3.389cm" svg:height="0.569cm" svg:x="17.211cm" svg:y="2.731cm">
          <draw:text-box>
            <text:p><text:span text:style-name="T9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49" draw:text-style-name="P22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27" draw:text-style-name="P2" draw:layer="layout" svg:x1="8.104cm" svg:y1="6.45cm" svg:x2="12.954cm" svg:y2="6.5cm">
          <text:p/>
        </draw:line>
        <draw:line draw:style-name="gr27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50" draw:text-style-name="P18" draw:layer="layout" svg:width="2.022cm" svg:height="0.887cm" svg:x="17.595cm" svg:y="22.05cm">
          <draw:text-box>
            <text:p><text:span text:style-name="T9">Avtagende</text:span></text:p>
            <text:p><text:span text:style-name="T9">skalautbytte</text:span></text:p>
          </draw:text-box>
        </draw:frame>
        <draw:frame draw:style-name="gr50" draw:text-style-name="P18" draw:layer="layout" svg:width="2.022cm" svg:height="0.887cm" svg:x="17.595cm" svg:y="16.651cm">
          <draw:text-box>
            <text:p><text:span text:style-name="T9">Konstant</text:span></text:p>
            <text:p><text:span text:style-name="T9">skalautbytte</text:span></text:p>
          </draw:text-box>
        </draw:frame>
        <draw:frame draw:style-name="gr50" draw:text-style-name="P18" draw:layer="layout" svg:width="2.022cm" svg:height="0.887cm" svg:x="17.695cm" svg:y="10.452cm">
          <draw:text-box>
            <text:p><text:span text:style-name="T9">Økende</text:span></text:p>
            <text:p><text:span text:style-name="T9">skalautbytte</text:span></text:p>
          </draw:text-box>
        </draw:frame>
        <draw:frame draw:style-name="gr51" draw:text-style-name="P13" draw:layer="layout" svg:width="3.999cm" svg:height="1.673cm" svg:x="8.059cm" svg:y="0.077cm">
          <draw:text-box>
            <text:p><text:span text:style-name="T6">Produksjon</text:span></text:p>
          </draw:text-box>
        </draw:frame>
        <draw:frame draw:style-name="gr52" draw:text-style-name="P16" draw:layer="layout" svg:width="3.084cm" svg:height="1.318cm" svg:x="3.75cm" svg:y="13.25cm">
          <draw:text-box>
            <text:p><text:span text:style-name="T14">MTSB</text:span><text:span text:style-name="T7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27" draw:text-style-name="P2" draw:layer="layout" svg:x1="1.503cm" svg:y1="15.55cm" svg:x2="6.353cm" svg:y2="15.6cm">
          <text:p/>
        </draw:line>
        <draw:line draw:style-name="gr27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27" draw:text-style-name="P2" draw:layer="layout" svg:x1="14.603cm" svg:y1="15.65cm" svg:x2="19.453cm" svg:y2="15.7cm">
          <text:p/>
        </draw:line>
        <draw:line draw:style-name="gr27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3" draw:text-style-name="P13" draw:layer="layout" svg:width="11.018cm" svg:height="3.095cm" svg:x="4.653cm" svg:y="0cm">
          <draw:text-box>
            <text:p><text:span text:style-name="T6">Adferd i gode og arbeids-markedet</text:span></text:p>
          </draw:text-box>
        </draw:frame>
        <draw:line draw:style-name="gr27" draw:text-style-name="P2" draw:layer="layout" svg:x1="1.602cm" svg:y1="8.15cm" svg:x2="6.452cm" svg:y2="8.2cm">
          <text:p/>
        </draw:line>
        <draw:line draw:style-name="gr27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27" draw:text-style-name="P2" draw:layer="layout" svg:x1="8.202cm" svg:y1="8.15cm" svg:x2="13.052cm" svg:y2="8.2cm">
          <text:p/>
        </draw:line>
        <draw:line draw:style-name="gr27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54" draw:text-style-name="P23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55" draw:text-style-name="P23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27" draw:text-style-name="P2" draw:layer="layout" svg:x1="14.629cm" svg:y1="8.151cm" svg:x2="19.479cm" svg:y2="8.201cm">
          <text:p/>
        </draw:line>
        <draw:line draw:style-name="gr27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27" draw:text-style-name="P2" draw:layer="layout" svg:x1="1.602cm" svg:y1="24.95cm" svg:x2="6.452cm" svg:y2="25cm">
          <text:p/>
        </draw:line>
        <draw:line draw:style-name="gr27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6" draw:text-style-name="P23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27" draw:text-style-name="P2" draw:layer="layout" svg:x1="14.429cm" svg:y1="24.951cm" svg:x2="19.279cm" svg:y2="25.001cm">
          <text:p/>
        </draw:line>
        <draw:line draw:style-name="gr27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7" draw:text-style-name="P23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8" draw:text-style-name="P23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7" draw:text-style-name="P23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54" draw:text-style-name="P23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27" draw:text-style-name="P2" draw:layer="layout" svg:x1="8.003cm" svg:y1="25.05cm" svg:x2="12.853cm" svg:y2="25.1cm">
          <text:p/>
        </draw:line>
        <draw:line draw:style-name="gr27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9" draw:text-style-name="P19" draw:layer="layout" svg:width="1.201cm" svg:height="0.446cm" svg:x="17.379cm" svg:y="23.538cm">
          <draw:text-box>
            <text:p><text:span text:style-name="T15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60" draw:text-style-name="P19" draw:layer="layout" svg:width="1.129cm" svg:height="0.446cm" svg:x="17.301cm" svg:y="24.31cm">
          <draw:text-box>
            <text:p><text:span text:style-name="T15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1" draw:text-style-name="P13" draw:layer="layout" svg:width="6.535cm" svg:height="0.962cm" svg:x="7.132cm" svg:y="0.1cm">
          <draw:text-box>
            <text:p><text:span text:style-name="T6">Konsumentens valg</text:span></text:p>
          </draw:text-box>
        </draw:frame>
        <draw:frame draw:style-name="gr62" draw:text-style-name="P24" draw:layer="layout" svg:width="11.691cm" svg:height="1.673cm" svg:x="0.85cm" svg:y="0.85cm">
          <draw:text-box>
            <text:p><text:span text:style-name="T16">Konsumenter: Gruppe av individer med samme preferanse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27" draw:text-style-name="P2" draw:layer="layout" svg:x1="1.4cm" svg:y1="26.65cm" svg:x2="6.25cm" svg:y2="26.7cm">
          <text:p/>
        </draw:line>
        <draw:line draw:style-name="gr27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27" draw:text-style-name="P2" draw:layer="layout" svg:x1="7.4cm" svg:y1="19.55cm" svg:x2="12.25cm" svg:y2="19.6cm">
          <text:p/>
        </draw:line>
        <draw:line draw:style-name="gr27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27" draw:text-style-name="P2" draw:layer="layout" svg:x1="7.4cm" svg:y1="26.65cm" svg:x2="12.25cm" svg:y2="26.7cm">
          <text:p/>
        </draw:line>
        <draw:line draw:style-name="gr27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27" draw:text-style-name="P2" draw:layer="layout" svg:x1="14.501cm" svg:y1="19.75cm" svg:x2="19.351cm" svg:y2="19.8cm">
          <text:p/>
        </draw:line>
        <draw:line draw:style-name="gr27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27" draw:text-style-name="P2" draw:layer="layout" svg:x1="14.501cm" svg:y1="26.65cm" svg:x2="19.351cm" svg:y2="26.7cm">
          <text:p/>
        </draw:line>
        <draw:line draw:style-name="gr27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27" draw:text-style-name="P2" draw:layer="layout" svg:x1="14.501cm" svg:y1="6.95cm" svg:x2="19.351cm" svg:y2="7cm">
          <text:p/>
        </draw:line>
        <draw:line draw:style-name="gr27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27" draw:text-style-name="P2" draw:layer="layout" svg:x1="14.501cm" svg:y1="12.95cm" svg:x2="19.351cm" svg:y2="13cm">
          <text:p/>
        </draw:line>
        <draw:line draw:style-name="gr27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3" draw:text-style-name="P23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54" draw:text-style-name="P23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54" draw:text-style-name="P23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54" draw:text-style-name="P23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54" draw:text-style-name="P23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27" draw:text-style-name="P2" draw:layer="layout" svg:x1="1.401cm" svg:y1="19.55cm" svg:x2="6.251cm" svg:y2="19.6cm">
          <text:p/>
        </draw:line>
        <draw:line draw:style-name="gr27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54" draw:text-style-name="P23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4" draw:text-style-name="P23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54" draw:text-style-name="P23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17" draw:text-style-name="P2" draw:layer="layout" svg:x1="14.5cm" svg:y1="17.7cm" svg:x2="16cm" svg:y2="17.75cm">
          <text:p/>
        </draw:line>
        <draw:line draw:style-name="gr17" draw:text-style-name="P2" draw:layer="layout" svg:x1="16cm" svg:y1="17.65cm" svg:x2="16cm" svg:y2="19.75cm">
          <text:p/>
        </draw:line>
        <draw:line draw:style-name="gr17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52" draw:text-style-name="P16" draw:layer="layout" svg:width="3.084cm" svg:height="1.318cm" svg:x="15.95cm" svg:y="11.25cm">
          <draw:text-box>
            <text:p><text:span text:style-name="T14">MSB</text:span><text:span text:style-name="T7"> </text:span></text:p>
            <text:p/>
          </draw:text-box>
        </draw:frame>
        <draw:frame draw:style-name="gr66" draw:text-style-name="P18" draw:layer="layout" svg:width="3.762cm" svg:height="0.569cm" svg:x="14.812cm" svg:y="9.232cm">
          <draw:text-box>
            <text:p><text:span text:style-name="T9">Indifferenskurve (isonytte)</text:span></text:p>
          </draw:text-box>
        </draw:frame>
        <draw:frame draw:style-name="gr4" draw:text-style-name="P2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48" draw:text-style-name="P18" draw:layer="layout" svg:width="3.389cm" svg:height="0.569cm" svg:x="2.912cm" svg:y="15.433cm">
          <draw:text-box>
            <text:p><text:span text:style-name="T9">Ikke metning</text:span></text:p>
          </draw:text-box>
        </draw:frame>
        <draw:frame draw:style-name="gr48" draw:text-style-name="P18" draw:layer="layout" svg:width="3.389cm" svg:height="0.569cm" svg:x="8.313cm" svg:y="15.933cm">
          <draw:text-box>
            <text:p><text:span text:style-name="T9">Budsjettlinje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27" draw:text-style-name="P2" draw:layer="layout" svg:x1="1.501cm" svg:y1="8.15cm" svg:x2="6.351cm" svg:y2="8.2cm">
          <text:p/>
        </draw:line>
        <draw:line draw:style-name="gr27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27" draw:text-style-name="P2" draw:layer="layout" svg:x1="7.901cm" svg:y1="8.15cm" svg:x2="12.751cm" svg:y2="8.2cm">
          <text:p/>
        </draw:line>
        <draw:line draw:style-name="gr27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27" draw:text-style-name="P2" draw:layer="layout" svg:x1="14.602cm" svg:y1="8.15cm" svg:x2="19.452cm" svg:y2="8.2cm">
          <text:p/>
        </draw:line>
        <draw:line draw:style-name="gr27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27" draw:text-style-name="P2" draw:layer="layout" svg:x1="4.202cm" svg:y1="26.55cm" svg:x2="9.052cm" svg:y2="26.6cm">
          <text:p/>
        </draw:line>
        <draw:line draw:style-name="gr27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7" draw:text-style-name="P2" draw:layer="layout" svg:x1="11.603cm" svg:y1="19.55cm" svg:x2="16.453cm" svg:y2="19.6cm">
          <text:p/>
        </draw:line>
        <draw:line draw:style-name="gr27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27" draw:text-style-name="P2" draw:layer="layout" svg:x1="11.603cm" svg:y1="26.55cm" svg:x2="16.453cm" svg:y2="26.6cm">
          <text:p/>
        </draw:line>
        <draw:line draw:style-name="gr27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7" draw:text-style-name="P13" draw:layer="layout" svg:width="19.734cm" svg:height="0.962cm" svg:x="0.933cm" svg:y="0.1cm">
          <draw:text-box>
            <text:p><text:span text:style-name="T6">Konsumentens økonomiske adferd i <text:s/>gode- og arbeidsmarkedet</text:span></text:p>
          </draw:text-box>
        </draw:frame>
        <draw:frame draw:style-name="gr54" draw:text-style-name="P23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54" draw:text-style-name="P23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54" draw:text-style-name="P23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8" draw:text-style-name="P23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54" draw:text-style-name="P23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54" draw:text-style-name="P23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54" draw:text-style-name="P23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48" draw:text-style-name="P18" draw:layer="layout" svg:width="3.389cm" svg:height="0.569cm" svg:x="2.712cm" svg:y="10.433cm">
          <draw:text-box>
            <text:p><text:span text:style-name="T9">Prisuelastisk</text:span></text:p>
          </draw:text-box>
        </draw:frame>
        <draw:frame draw:style-name="gr48" draw:text-style-name="P18" draw:layer="layout" svg:width="3.389cm" svg:height="0.569cm" svg:x="1.113cm" svg:y="10.434cm">
          <draw:text-box>
            <text:p><text:span text:style-name="T9">Priselastisk</text:span></text:p>
          </draw:text-box>
        </draw:frame>
        <draw:frame draw:style-name="gr48" draw:text-style-name="P18" draw:layer="layout" svg:width="3.389cm" svg:height="0.569cm" svg:x="4.914cm" svg:y="10.435cm">
          <draw:text-box>
            <text:p><text:span text:style-name="T9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9" draw:text-style-name="P18" draw:layer="layout" svg:width="3.389cm" svg:height="0.887cm" svg:x="2.35cm" svg:y="9.263cm">
          <draw:text-box>
            <text:p><text:span text:style-name="T9">Pris-</text:span></text:p>
            <text:p><text:span text:style-name="T9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9" draw:text-style-name="P18" draw:layer="layout" svg:width="3.389cm" svg:height="0.887cm" svg:x="9.6cm" svg:y="9.35cm">
          <draw:text-box>
            <text:p><text:span text:style-name="T9">Pris-</text:span></text:p>
            <text:p><text:span text:style-name="T9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48" draw:text-style-name="P18" draw:layer="layout" svg:width="3.389cm" svg:height="0.569cm" svg:x="7.901cm" svg:y="10.401cm">
          <draw:text-box>
            <text:p><text:span text:style-name="T9">Komplementært</text:span></text:p>
          </draw:text-box>
        </draw:frame>
        <draw:frame draw:style-name="gr48" draw:text-style-name="P18" draw:layer="layout" svg:width="3.389cm" svg:height="0.569cm" svg:x="10.202cm" svg:y="10.402cm">
          <draw:text-box>
            <text:p><text:span text:style-name="T9">Alternati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9" draw:text-style-name="P18" draw:layer="layout" svg:width="3.389cm" svg:height="0.887cm" svg:x="16.461cm" svg:y="10.481cm">
          <draw:text-box>
            <text:p><text:span text:style-name="T9">Inntekts-</text:span></text:p>
            <text:p><text:span text:style-name="T9">uelastisk</text:span></text:p>
          </draw:text-box>
        </draw:frame>
        <draw:frame draw:style-name="gr69" draw:text-style-name="P18" draw:layer="layout" svg:width="3.389cm" svg:height="0.887cm" svg:x="14.311cm" svg:y="10.45cm">
          <draw:text-box>
            <text:p><text:span text:style-name="T9">Mindreverdig</text:span></text:p>
            <text:p><text:span text:style-name="T9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9" draw:text-style-name="P18" draw:layer="layout" svg:width="3.389cm" svg:height="0.887cm" svg:x="18.016cm" svg:y="9.135cm">
          <draw:text-box>
            <text:p><text:span text:style-name="T9">Inntekts-</text:span></text:p>
            <text:p><text:span text:style-name="T9">nøytralt</text:span></text:p>
          </draw:text-box>
        </draw:frame>
        <draw:frame draw:style-name="gr69" draw:text-style-name="P18" draw:layer="layout" svg:width="3.389cm" svg:height="0.887cm" svg:x="18.612cm" svg:y="10.451cm">
          <draw:text-box>
            <text:p><text:span text:style-name="T9">Inntekts-</text:span></text:p>
            <text:p><text:span text:style-name="T9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5cm" svg:y1="7.251cm" svg:x2="18cm" svg:y2="4.501cm">
          <text:p/>
        </draw:line>
        <draw:frame draw:style-name="gr70" draw:text-style-name="P18" draw:layer="layout" svg:width="3.389cm" svg:height="0.619cm" svg:x="16.702cm" svg:y="3.652cm">
          <draw:text-box>
            <text:p><text:span text:style-name="T9">Engel-kurv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1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2" draw:text-style-name="P2" draw:layer="layout" svg:x1="15.5cm" svg:y1="6.25cm" svg:x2="15.45cm" svg:y2="5.55cm">
          <text:p/>
        </draw:line>
        <draw:line draw:style-name="gr73" draw:text-style-name="P2" draw:layer="layout" svg:x1="16.05cm" svg:y1="7cm" svg:x2="16.8cm" svg:y2="7cm">
          <text:p/>
        </draw:line>
        <draw:line draw:style-name="gr27" draw:text-style-name="P2" draw:layer="layout" svg:x1="4.202cm" svg:y1="19.751cm" svg:x2="9.052cm" svg:y2="19.801cm">
          <text:p/>
        </draw:line>
        <draw:line draw:style-name="gr27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.502cm" svg:y1="8.151cm" svg:x2="6.352cm" svg:y2="8.201cm">
          <text:p/>
        </draw:line>
        <draw:line draw:style-name="gr27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1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6.003cm" svg:y="17.653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6.703cm" svg:y="3.653cm">
          <draw:text-box>
            <text:p><text:span text:style-name="T9">Engel-kurve</text:span></text:p>
          </draw:text-box>
        </draw:frame>
        <draw:frame draw:style-name="gr70" draw:text-style-name="P18" draw:layer="layout" svg:width="3.389cm" svg:height="0.619cm" svg:x="5.504cm" svg:y="16.954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4.305cm" svg:y="17.855cm">
          <draw:text-box>
            <text:p><text:span text:style-name="T9">C</text:span></text:p>
          </draw:text-box>
        </draw:frame>
        <draw:line draw:style-name="gr74" draw:text-style-name="P2" draw:layer="layout" svg:x1="6.75cm" svg:y1="17.75cm" svg:x2="6cm" svg:y2="16.75cm">
          <text:p/>
        </draw:line>
        <draw:line draw:style-name="gr75" draw:text-style-name="P2" draw:layer="layout" svg:x1="5.25cm" svg:y1="17.5cm" svg:x2="5.05cm" svg:y2="18.1cm">
          <text:p/>
        </draw:line>
        <draw:frame draw:style-name="gr70" draw:text-style-name="P18" draw:layer="layout" svg:width="3.389cm" svg:height="0.619cm" svg:x="6.304cm" svg:y="16.654cm">
          <draw:text-box>
            <text:p><text:span text:style-name="T9"><text:s/></text:span><text:span text:style-name="T9">SE (-)</text:span></text:p>
          </draw:text-box>
        </draw:frame>
        <draw:frame draw:style-name="gr70" draw:text-style-name="P18" draw:layer="layout" svg:width="3.389cm" svg:height="0.619cm" svg:x="3.805cm" svg:y="17.155cm">
          <draw:text-box>
            <text:p><text:span text:style-name="T9"><text:s/></text:span><text:span text:style-name="T9">IE 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6" draw:text-style-name="P2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8" draw:text-style-name="P18" draw:layer="layout" svg:width="3.389cm" svg:height="1.205cm" svg:x="6.104cm" svg:y="22.054cm">
          <draw:text-box>
            <text:p><text:span text:style-name="T9">Etterspørselskurve </text:span></text:p>
            <text:p><text:span text:style-name="T9">(subseffekt overstiger</text:span></text:p>
            <text:p><text:span text:style-name="T9">inntektseffekt)</text:span></text:p>
          </draw:text-box>
        </draw:frame>
        <draw:line draw:style-name="gr79" draw:text-style-name="P2" draw:layer="layout" svg:x1="7.5cm" svg:y1="22.75cm" svg:x2="6cm" svg:y2="23.75cm">
          <text:p/>
        </draw:line>
        <draw:frame draw:style-name="gr70" draw:text-style-name="P18" draw:layer="layout" svg:width="3.389cm" svg:height="0.619cm" svg:x="5.904cm" svg:y="25.654cm">
          <draw:text-box>
            <text:p><text:span text:style-name="T9">MBV</text:span></text:p>
          </draw:text-box>
        </draw:frame>
        <draw:line draw:style-name="gr80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3.105cm" svg:y="18.555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2.25cm" svg:y="17.881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13.551cm" svg:y="16.8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3.006cm" svg:y="25.756cm">
          <draw:text-box>
            <text:p><text:span text:style-name="T9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70" draw:text-style-name="P18" draw:layer="layout" svg:width="3.389cm" svg:height="0.619cm" svg:x="14.307cm" svg:y="22.557cm">
          <draw:text-box>
            <text:p><text:span text:style-name="T9">C</text:span></text:p>
          </draw:text-box>
        </draw:frame>
        <draw:frame draw:style-name="gr81" draw:text-style-name="P18" draw:layer="layout" svg:width="3.389cm" svg:height="1.523cm" svg:x="13.805cm" svg:y="21.255cm">
          <draw:text-box>
            <text:p><text:span text:style-name="T9">Tilbudskurve </text:span></text:p>
            <text:p><text:span text:style-name="T9">(ikke alltid subseffekt </text:span></text:p>
            <text:p><text:span text:style-name="T9">overstiger</text:span></text:p>
            <text:p><text:span text:style-name="T9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2.105cm" svg:y="18.355cm">
          <draw:text-box>
            <text:p><text:span text:style-name="T9"><text:s/></text:span><text:span text:style-name="T9">SE (-)</text:span></text:p>
          </draw:text-box>
        </draw:frame>
        <draw:frame draw:style-name="gr70" draw:text-style-name="P18" draw:layer="layout" svg:width="3.389cm" svg:height="0.619cm" svg:x="12.106cm" svg:y="17.056cm">
          <draw:text-box>
            <text:p><text:span text:style-name="T9"><text:s/></text:span><text:span text:style-name="T9">IE (+)</text:span></text:p>
          </draw:text-box>
        </draw:frame>
        <draw:frame draw:style-name="gr70" draw:text-style-name="P18" draw:layer="layout" svg:width="3.389cm" svg:height="0.619cm" svg:x="7.207cm" svg:y="24.557cm">
          <draw:text-box>
            <text:p><text:span text:style-name="T9">A</text:span></text:p>
          </draw:text-box>
        </draw:frame>
        <draw:frame draw:style-name="gr82" draw:text-style-name="P27" draw:layer="layout" svg:width="0.693cm" svg:height="0.57cm" svg:x="5.064cm" svg:y="22.1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2.708cm" svg:y="22.158cm">
          <draw:text-box>
            <text:p><text:span text:style-name="T9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3.251cm" svg:y1="6.501cm" svg:x2="3.251cm" svg:y2="8.151cm">
          <text:p/>
        </draw:line>
        <draw:line draw:style-name="gr17" draw:text-style-name="P2" draw:layer="layout" svg:x1="1.5cm" svg:y1="6.35cm" svg:x2="3.5cm" svg:y2="6.35cm">
          <text:p/>
        </draw:line>
        <draw:line draw:style-name="gr17" draw:text-style-name="P2" draw:layer="layout" svg:x1="1.55cm" svg:y1="6.6cm" svg:x2="2.3cm" svg:y2="6.6cm">
          <text:p/>
        </draw:line>
        <draw:line draw:style-name="gr17" draw:text-style-name="P2" draw:layer="layout" svg:x1="7.9cm" svg:y1="7.25cm" svg:x2="9.6cm" svg:y2="7.25cm">
          <text:p/>
        </draw:line>
        <draw:line draw:style-name="gr17" draw:text-style-name="P2" draw:layer="layout" svg:x1="7.9cm" svg:y1="6.35cm" svg:x2="9.6cm" svg:y2="6.35cm">
          <text:p/>
        </draw:line>
        <draw:line draw:style-name="gr83" draw:text-style-name="P2" draw:layer="layout" svg:x1="9.65cm" svg:y1="6.55cm" svg:x2="9.65cm" svg:y2="7.05cm">
          <text:p/>
        </draw:line>
        <draw:line draw:style-name="gr17" draw:text-style-name="P2" draw:layer="layout" svg:x1="9.651cm" svg:y1="6.501cm" svg:x2="9.651cm" svg:y2="8.151cm">
          <text:p/>
        </draw:line>
        <draw:line draw:style-name="gr17" draw:text-style-name="P2" draw:layer="layout" svg:x1="14.5cm" svg:y1="5.75cm" svg:x2="16.5cm" svg:y2="5.75cm">
          <text:p/>
        </draw:line>
        <draw:line draw:style-name="gr17" draw:text-style-name="P2" draw:layer="layout" svg:x1="14.6cm" svg:y1="6.15cm" svg:x2="16.3cm" svg:y2="6.15cm">
          <text:p/>
        </draw:line>
        <draw:line draw:style-name="gr17" draw:text-style-name="P2" draw:layer="layout" svg:x1="16.451cm" svg:y1="5.701cm" svg:x2="16.5cm" svg:y2="8.25cm">
          <text:p/>
        </draw:line>
        <draw:line draw:style-name="gr17" draw:text-style-name="P2" draw:layer="layout" svg:x1="16.149cm" svg:y1="6.301cm" svg:x2="16.152cm" svg:y2="7.951cm">
          <text:p/>
        </draw:line>
        <draw:line draw:style-name="gr17" draw:text-style-name="P2" draw:layer="layout" svg:x1="16.151cm" svg:y1="6.501cm" svg:x2="16.151cm" svg:y2="8.151cm">
          <text:p/>
        </draw:line>
        <draw:frame draw:style-name="gr4" draw:text-style-name="P3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4" draw:text-style-name="P3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" draw:text-style-name="P3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27" draw:text-style-name="P2" draw:layer="layout" svg:x1="1.502cm" svg:y1="7.25cm" svg:x2="6.352cm" svg:y2="7.3cm">
          <text:p/>
        </draw:line>
        <draw:line draw:style-name="gr27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27" draw:text-style-name="P2" draw:layer="layout" svg:x1="7.802cm" svg:y1="7.35cm" svg:x2="12.652cm" svg:y2="7.4cm">
          <text:p/>
        </draw:line>
        <draw:line draw:style-name="gr27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27" draw:text-style-name="P2" draw:layer="layout" svg:x1="14.602cm" svg:y1="7.35cm" svg:x2="19.452cm" svg:y2="7.4cm">
          <text:p/>
        </draw:line>
        <draw:line draw:style-name="gr27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27" draw:text-style-name="P2" draw:layer="layout" svg:x1="1.503cm" svg:y1="14.75cm" svg:x2="6.353cm" svg:y2="14.8cm">
          <text:p/>
        </draw:line>
        <draw:line draw:style-name="gr27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27" draw:text-style-name="P2" draw:layer="layout" svg:x1="7.803cm" svg:y1="14.85cm" svg:x2="12.653cm" svg:y2="14.9cm">
          <text:p/>
        </draw:line>
        <draw:line draw:style-name="gr27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27" draw:text-style-name="P2" draw:layer="layout" svg:x1="10.704cm" svg:y1="25.45cm" svg:x2="17.2cm" svg:y2="25.5cm">
          <text:p/>
        </draw:line>
        <draw:line draw:style-name="gr27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27" draw:text-style-name="P2" draw:layer="layout" svg:x1="2.005cm" svg:y1="25.45cm" svg:x2="8.501cm" svg:y2="25.5cm">
          <text:p/>
        </draw:line>
        <draw:line draw:style-name="gr27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84" draw:text-style-name="P28" draw:layer="layout" svg:width="7.347cm" svg:height="2.384cm" svg:x="6.751cm" svg:y="0.1cm">
          <draw:text-box>
            <text:p><text:span text:style-name="T17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85" draw:text-style-name="P23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54" draw:text-style-name="P23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55" draw:text-style-name="P23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86" draw:text-style-name="P29" draw:layer="layout" svg:width="1.793cm" svg:height="0.645cm" svg:x="2.3cm" svg:y="12cm">
          <draw:text-box>
            <text:p><text:span text:style-name="T18">isokvant</text:span></text:p>
          </draw:text-box>
        </draw:frame>
        <draw:frame draw:style-name="gr87" draw:text-style-name="P19" draw:layer="layout" svg:width="1.649cm" svg:height="0.662cm" svg:x="3.45cm" svg:y="14.25cm">
          <draw:text-box>
            <text:p><text:span text:style-name="T10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4" draw:text-style-name="P30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88" draw:text-style-name="P31" draw:layer="layout" svg:width="2.119cm" svg:height="0.526cm" svg:x="3.701cm" svg:y="19.801cm">
          <draw:text-box>
            <text:p><text:span text:style-name="T19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7" draw:text-style-name="P2" draw:layer="layout" svg:x1="14.603cm" svg:y1="14.85cm" svg:x2="19.453cm" svg:y2="14.9cm">
          <text:p/>
        </draw:line>
        <draw:line draw:style-name="gr27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89" draw:text-style-name="P32" draw:layer="layout" svg:width="4.075cm" svg:height="0.683cm" svg:x="11.05cm" svg:y="17.9cm">
          <draw:text-box>
            <text:p><text:span text:style-name="T8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90" draw:text-style-name="P22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91" draw:text-style-name="P33" draw:layer="layout" svg:width="4.045cm" svg:height="0.662cm" svg:x="7.55cm" svg:y="9.55cm">
          <draw:text-box>
            <text:p><text:span text:style-name="T20">- Billigere arbeidskraft</text:span></text:p>
          </draw:text-box>
        </draw:frame>
        <draw:frame draw:style-name="gr92" draw:text-style-name="P33" draw:layer="layout" svg:width="4.376cm" svg:height="0.662cm" svg:x="14.35cm" svg:y="9.65cm">
          <draw:text-box>
            <text:p><text:span text:style-name="T20">- Billigere kapital</text:span></text:p>
          </draw:text-box>
        </draw:frame>
        <draw:frame draw:style-name="gr4" draw:text-style-name="P30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4" draw:text-style-name="P30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4" draw:text-style-name="P30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4" draw:text-style-name="P30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4" draw:text-style-name="P30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93" draw:text-style-name="P34" draw:layer="layout" svg:width="9.341cm" svg:height="1.275cm" svg:x="10.4cm" svg:y="16.05cm">
          <draw:text-box>
            <text:p><text:span text:style-name="T21">Kostnadsfunksjonen for ulike antagelser</text:span></text:p>
            <text:p><text:span text:style-name="T21">om skalautbytte</text:span></text:p>
          </draw:text-box>
        </draw:frame>
        <draw:frame draw:style-name="gr94" draw:text-style-name="P23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30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4" draw:text-style-name="P30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4" draw:text-style-name="P30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7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4" draw:text-style-name="P3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4" draw:text-style-name="P3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12" draw:text-style-name="P2" draw:layer="layout" svg:x1="2.5cm" svg:y1="9.95cm" svg:x2="2.5cm" svg:y2="7.2cm">
          <text:p/>
        </draw:line>
        <draw:line draw:style-name="gr13" draw:text-style-name="P2" draw:layer="layout" svg:x1="2.5cm" svg:y1="9.95cm" svg:x2="5cm" svg:y2="9.95cm">
          <text:p/>
        </draw:line>
        <draw:frame draw:style-name="gr4" draw:text-style-name="P3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4" draw:text-style-name="P3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12" draw:text-style-name="P2" draw:layer="layout" svg:x1="2.5cm" svg:y1="13.85cm" svg:x2="2.5cm" svg:y2="11.1cm">
          <text:p/>
        </draw:line>
        <draw:line draw:style-name="gr1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4" draw:text-style-name="P3" draw:layer="layout" svg:width="0.466cm" svg:height="0.47cm" svg:x="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4" draw:text-style-name="P3" draw:layer="layout" svg:width="0.534cm" svg:height="0.47cm" svg:x="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12" draw:text-style-name="P2" draw:layer="layout" svg:x1="2.5cm" svg:y1="26.35cm" svg:x2="2.5cm" svg:y2="23.6cm">
          <text:p/>
        </draw:line>
        <draw:line draw:style-name="gr13" draw:text-style-name="P2" draw:layer="layout" svg:x1="2.5cm" svg:y1="26.35cm" svg:x2="5cm" svg:y2="26.35cm">
          <text:p/>
        </draw:line>
        <draw:frame draw:style-name="gr4" draw:text-style-name="P3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4" draw:text-style-name="P3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4" draw:text-style-name="P3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12" draw:text-style-name="P2" draw:layer="layout" svg:x1="7.501cm" svg:y1="9.95cm" svg:x2="7.501cm" svg:y2="7.2cm">
          <text:p/>
        </draw:line>
        <draw:line draw:style-name="gr13" draw:text-style-name="P2" draw:layer="layout" svg:x1="7.501cm" svg:y1="9.95cm" svg:x2="10.001cm" svg:y2="9.95cm">
          <text:p/>
        </draw:line>
        <draw:frame draw:style-name="gr4" draw:text-style-name="P3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4" draw:text-style-name="P3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12" draw:text-style-name="P2" draw:layer="layout" svg:x1="7.501cm" svg:y1="13.85cm" svg:x2="7.501cm" svg:y2="11.1cm">
          <text:p/>
        </draw:line>
        <draw:line draw:style-name="gr13" draw:text-style-name="P2" draw:layer="layout" svg:x1="7.501cm" svg:y1="13.85cm" svg:x2="10.001cm" svg:y2="13.85cm">
          <text:p/>
        </draw:line>
        <draw:frame draw:style-name="gr4" draw:text-style-name="P3" draw:layer="layout" svg:width="0.466cm" svg:height="0.47cm" svg:x="9.1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4" draw:text-style-name="P3" draw:layer="layout" svg:width="0.534cm" svg:height="0.47cm" svg:x="12.1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12" draw:text-style-name="P2" draw:layer="layout" svg:x1="9.401cm" svg:y1="26.35cm" svg:x2="9.401cm" svg:y2="23.6cm">
          <text:p/>
        </draw:line>
        <draw:line draw:style-name="gr13" draw:text-style-name="P2" draw:layer="layout" svg:x1="9.401cm" svg:y1="26.35cm" svg:x2="11.901cm" svg:y2="26.35cm">
          <text:p/>
        </draw:line>
        <draw:frame draw:style-name="gr4" draw:text-style-name="P3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4" draw:text-style-name="P3" draw:layer="layout" svg:width="0.46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4" draw:text-style-name="P3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12" draw:text-style-name="P2" draw:layer="layout" svg:x1="14.502cm" svg:y1="9.95cm" svg:x2="14.502cm" svg:y2="7.2cm">
          <text:p/>
        </draw:line>
        <draw:line draw:style-name="gr13" draw:text-style-name="P2" draw:layer="layout" svg:x1="14.502cm" svg:y1="9.95cm" svg:x2="17.002cm" svg:y2="9.95cm">
          <text:p/>
        </draw:line>
        <draw:frame draw:style-name="gr4" draw:text-style-name="P3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4" draw:text-style-name="P3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12" draw:text-style-name="P2" draw:layer="layout" svg:x1="14.502cm" svg:y1="13.85cm" svg:x2="14.502cm" svg:y2="11.1cm">
          <text:p/>
        </draw:line>
        <draw:line draw:style-name="gr13" draw:text-style-name="P2" draw:layer="layout" svg:x1="14.502cm" svg:y1="13.85cm" svg:x2="17.002cm" svg:y2="13.85cm">
          <text:p/>
        </draw:line>
        <draw:frame draw:style-name="gr4" draw:text-style-name="P3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4" draw:text-style-name="P3" draw:layer="layout" svg:width="0.534cm" svg:height="0.47cm" svg:x="17.281cm" svg:y="21.6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line draw:style-name="gr12" draw:text-style-name="P2" draw:layer="layout" svg:x1="14.502cm" svg:y1="21.85cm" svg:x2="14.502cm" svg:y2="19.1cm">
          <text:p/>
        </draw:line>
        <draw:line draw:style-name="gr1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8" draw:layer="layout" svg:x1="7.85cm" svg:y1="7.65cm" svg:x2="9.6cm" svg:y2="9.4cm">
          <text:p/>
        </draw:line>
        <draw:line draw:style-name="gr2" draw:text-style-name="P8" draw:layer="layout" svg:x1="14.85cm" svg:y1="7.65cm" svg:x2="16.6cm" svg:y2="9.4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75cm" svg:y1="13.35cm" svg:x2="16.5cm" svg:y2="11.6cm">
          <text:p/>
        </draw:line>
        <draw:line draw:style-name="gr2" draw:text-style-name="P2" draw:layer="layout" svg:x1="3.5cm" svg:y1="26.35cm" svg:x2="3.5cm" svg:y2="23.85cm">
          <text:p/>
        </draw:line>
        <draw:line draw:style-name="gr2" draw:text-style-name="P2" draw:layer="layout" svg:x1="10.5cm" svg:y1="23.85cm" svg:x2="10.5cm" svg:y2="26.35cm">
          <text:p/>
        </draw:line>
        <draw:line draw:style-name="gr2" draw:text-style-name="P2" draw:layer="layout" svg:x1="2.75cm" svg:y1="25.95cm" svg:x2="4.5cm" svg:y2="24.2cm">
          <text:p/>
        </draw:line>
        <draw:line draw:style-name="gr2" draw:text-style-name="P2" draw:layer="layout" svg:x1="9.65cm" svg:y1="23.85cm" svg:x2="11.4cm" svg:y2="25.85cm">
          <text:p/>
        </draw:line>
        <draw:line draw:style-name="gr2" draw:text-style-name="P8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4" draw:text-style-name="P3" draw:layer="layout" svg:width="0.466cm" svg:height="0.47cm" svg:x="2.281cm" svg:y="18.3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4" draw:text-style-name="P3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12" draw:text-style-name="P2" draw:layer="layout" svg:x1="2.502cm" svg:y1="21.85cm" svg:x2="2.502cm" svg:y2="19.1cm">
          <text:p/>
        </draw:line>
        <draw:line draw:style-name="gr13" draw:text-style-name="P2" draw:layer="layout" svg:x1="2.502cm" svg:y1="21.85cm" svg:x2="5.002cm" svg:y2="21.85cm">
          <text:p/>
        </draw:line>
        <draw:line draw:style-name="gr2" draw:text-style-name="P8" draw:layer="layout" svg:x1="2.75cm" svg:y1="19.75cm" svg:x2="4.65cm" svg:y2="21.5cm">
          <text:p/>
        </draw:line>
        <draw:line draw:style-name="gr2" draw:text-style-name="P2" draw:layer="layout" svg:x1="2.65cm" svg:y1="21.35cm" svg:x2="4.4cm" svg:y2="19.8cm">
          <text:p/>
        </draw:line>
        <draw:frame draw:style-name="gr4" draw:text-style-name="P3" draw:layer="layout" svg:width="0.466cm" svg:height="0.47cm" svg:x="2.281cm" svg:y="14.2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4" draw:text-style-name="P3" draw:layer="layout" svg:width="0.534cm" svg:height="0.47cm" svg:x="5.2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12" draw:text-style-name="P2" draw:layer="layout" svg:x1="2.502cm" svg:y1="17.75cm" svg:x2="2.502cm" svg:y2="15cm">
          <text:p/>
        </draw:line>
        <draw:line draw:style-name="gr13" draw:text-style-name="P2" draw:layer="layout" svg:x1="2.502cm" svg:y1="17.75cm" svg:x2="5.002cm" svg:y2="17.75cm">
          <text:p/>
        </draw:line>
        <draw:line draw:style-name="gr2" draw:text-style-name="P8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4" draw:text-style-name="P3" draw:layer="layout" svg:width="0.46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4" draw:text-style-name="P3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12" draw:text-style-name="P2" draw:layer="layout" svg:x1="9.502cm" svg:y1="21.85cm" svg:x2="9.502cm" svg:y2="19.1cm">
          <text:p/>
        </draw:line>
        <draw:line draw:style-name="gr13" draw:text-style-name="P2" draw:layer="layout" svg:x1="9.502cm" svg:y1="21.85cm" svg:x2="12.002cm" svg:y2="21.85cm">
          <text:p/>
        </draw:line>
        <draw:line draw:style-name="gr2" draw:text-style-name="P8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4" draw:text-style-name="P3" draw:layer="layout" svg:width="0.496cm" svg:height="0.47cm" svg:x="9.182cm" svg:y="14.3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4" draw:text-style-name="P3" draw:layer="layout" svg:width="0.534cm" svg:height="0.47cm" svg:x="12.1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12" draw:text-style-name="P2" draw:layer="layout" svg:x1="9.403cm" svg:y1="17.85cm" svg:x2="9.403cm" svg:y2="15.1cm">
          <text:p/>
        </draw:line>
        <draw:line draw:style-name="gr13" draw:text-style-name="P2" draw:layer="layout" svg:x1="9.403cm" svg:y1="17.85cm" svg:x2="11.903cm" svg:y2="17.85cm">
          <text:p/>
        </draw:line>
        <draw:line draw:style-name="gr2" draw:text-style-name="P8" draw:layer="layout" svg:x1="9.751cm" svg:y1="15.75cm" svg:x2="11.501cm" svg:y2="17.5cm">
          <text:p/>
        </draw:line>
        <draw:line draw:style-name="gr2" draw:text-style-name="P2" draw:layer="layout" svg:x1="9.651cm" svg:y1="17.45cm" svg:x2="11.401cm" svg:y2="15.7cm">
          <text:p/>
        </draw:line>
        <draw:frame draw:style-name="gr19" draw:text-style-name="P14" draw:layer="layout" svg:width="19.847cm" svg:height="2.384cm" svg:x="13.35cm" svg:y="23.4cm">
          <draw:text-box>
            <text:list text:style-name="L1">
              <text:list-header>
                <text:p><text:span text:style-name="T22">FORUTSETNINGER BAK FULKOMMEN KONKURRANSE</text:span></text:p>
              </text:list-header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5">Homogene varer</text:p>
              </text:list-item>
              <text:list-item>
                <text:p text:style-name="P35">Rasjonelle aktører: Maks nytte og profitt</text:p>
              </text:list-item>
              <text:list-item>
                <text:p text:style-name="P35">Bruker all relevant informasjon</text:p>
              </text:list-item>
              <text:list-item>
                <text:p text:style-name="P35">Ingen transaksjonskostnader</text:p>
                <text:p/>
              </text:list-item>
            </text:list>
          </draw:text-box>
        </draw:frame>
        <draw:frame draw:style-name="gr4" draw:text-style-name="P3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4" draw:text-style-name="P3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4" draw:text-style-name="P3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4" draw:text-style-name="P3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12" draw:text-style-name="P2" draw:layer="layout" svg:x1="17.502cm" svg:y1="4.95cm" svg:x2="17.502cm" svg:y2="2.2cm">
          <text:p/>
        </draw:line>
        <draw:line draw:style-name="gr13" draw:text-style-name="P2" draw:layer="layout" svg:x1="17.502cm" svg:y1="4.95cm" svg:x2="20.002cm" svg:y2="4.95cm">
          <text:p/>
        </draw:line>
        <draw:line draw:style-name="gr2" draw:text-style-name="P8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4" draw:text-style-name="P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4" draw:text-style-name="P10" draw:layer="layout" svg:width="0.723cm" svg:height="3.431cm" svg:x="0.95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frame draw:style-name="gr4" draw:text-style-name="P3" draw:layer="layout" svg:width="0.631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715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3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6" draw:text-style-name="P14" draw:layer="layout" svg:width="0.875cm" svg:height="0.962cm" svg:x="12.5cm" svg:y="7.95cm">
          <draw:text-box>
            <text:p>=</text:p>
          </draw:text-box>
        </draw:frame>
        <draw:frame draw:style-name="gr16" draw:text-style-name="P14" draw:layer="layout" svg:width="0.875cm" svg:height="0.962cm" svg:x="12.501cm" svg:y="11.95cm">
          <draw:text-box>
            <text:p>=</text:p>
          </draw:text-box>
        </draw:frame>
        <draw:frame draw:style-name="gr4" draw:text-style-name="P3" draw:layer="layout" svg:width="0.572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656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" draw:text-style-name="P3" draw:layer="layout" svg:width="3.195cm" svg:height="0.53cm" svg:x="16.582cm" svg:y="9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2.959cm" svg:height="0.53cm" svg:x="16.683cm" svg:y="11.2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4" draw:text-style-name="P3" draw:layer="layout" svg:width="0.504cm" svg:height="0.47cm" svg:x="11.5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4" draw:text-style-name="P3" draw:layer="layout" svg:width="0.445cm" svg:height="0.47cm" svg:x="11.4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" draw:text-style-name="P3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" draw:text-style-name="P3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3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3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4" draw:text-style-name="P3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3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4" draw:text-style-name="P3" draw:layer="layout" svg:width="0.504cm" svg:height="0.47cm" svg:x="11.4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0.445cm" svg:height="0.47cm" svg:x="11.385cm" svg:y="24.0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" draw:text-style-name="P3" draw:layer="layout" svg:width="0.504cm" svg:height="0.47cm" svg:x="4.884cm" svg:y="25.4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445cm" svg:height="0.47cm" svg:x="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" draw:text-style-name="P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453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453cm" svg:y="2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5cm" svg:y1="16.45cm" svg:x2="3.75cm" svg:y2="16.45cm">
          <text:p/>
        </draw:line>
        <draw:line draw:style-name="gr17" draw:text-style-name="P2" draw:layer="layout" svg:x1="3.65cm" svg:y1="17.7cm" svg:x2="3.65cm" svg:y2="16.45cm">
          <text:p/>
        </draw:line>
        <draw:line draw:style-name="gr17" draw:text-style-name="P2" draw:layer="layout" svg:x1="9.4cm" svg:y1="16.55cm" svg:x2="10.65cm" svg:y2="16.55cm">
          <text:p/>
        </draw:line>
        <draw:line draw:style-name="gr17" draw:text-style-name="P2" draw:layer="layout" svg:x1="10.55cm" svg:y1="17.8cm" svg:x2="10.55cm" svg:y2="16.55cm">
          <text:p/>
        </draw:line>
        <draw:line draw:style-name="gr17" draw:text-style-name="P2" draw:layer="layout" svg:x1="2.5cm" svg:y1="8.75cm" svg:x2="3.75cm" svg:y2="8.75cm">
          <text:p/>
        </draw:line>
        <draw:line draw:style-name="gr17" draw:text-style-name="P2" draw:layer="layout" svg:x1="2.5cm" svg:y1="9.45cm" svg:x2="4.25cm" svg:y2="9.45cm">
          <text:p/>
        </draw:line>
        <draw:line draw:style-name="gr17" draw:text-style-name="P2" draw:layer="layout" svg:x1="2.6cm" svg:y1="12.15cm" svg:x2="3.85cm" svg:y2="12.15cm">
          <text:p/>
        </draw:line>
        <draw:line draw:style-name="gr17" draw:text-style-name="P2" draw:layer="layout" svg:x1="2.5cm" svg:y1="12.85cm" svg:x2="3.25cm" svg:y2="12.85cm">
          <text:p/>
        </draw:line>
        <draw:line draw:style-name="gr17" draw:text-style-name="P2" draw:layer="layout" svg:x1="7.6cm" svg:y1="12.15cm" svg:x2="8.85cm" svg:y2="12.15cm">
          <text:p/>
        </draw:line>
        <draw:line draw:style-name="gr17" draw:text-style-name="P2" draw:layer="layout" svg:x1="7.5cm" svg:y1="12.85cm" svg:x2="8.25cm" svg:y2="12.85cm">
          <text:p/>
        </draw:line>
        <draw:line draw:style-name="gr17" draw:text-style-name="P2" draw:layer="layout" svg:x1="7.5cm" svg:y1="8.65cm" svg:x2="8.75cm" svg:y2="8.65cm">
          <text:p/>
        </draw:line>
        <draw:line draw:style-name="gr17" draw:text-style-name="P2" draw:layer="layout" svg:x1="7.5cm" svg:y1="9.05cm" svg:x2="9.25cm" svg:y2="9.05cm">
          <text:p/>
        </draw:line>
        <draw:line draw:style-name="gr17" draw:text-style-name="P2" draw:layer="layout" svg:x1="14.6cm" svg:y1="8.65cm" svg:x2="15.85cm" svg:y2="8.65cm">
          <text:p/>
        </draw:line>
        <draw:line draw:style-name="gr17" draw:text-style-name="P2" draw:layer="layout" svg:x1="14.6cm" svg:y1="9.35cm" svg:x2="16.35cm" svg:y2="9.35cm">
          <text:p/>
        </draw:line>
        <draw:line draw:style-name="gr17" draw:text-style-name="P2" draw:layer="layout" svg:x1="14.6cm" svg:y1="12.15cm" svg:x2="15.85cm" svg:y2="12.15cm">
          <text:p/>
        </draw:line>
        <draw:line draw:style-name="gr17" draw:text-style-name="P2" draw:layer="layout" svg:x1="14.5cm" svg:y1="12.85cm" svg:x2="15.25cm" svg:y2="12.85cm">
          <text:p/>
        </draw:line>
        <draw:line draw:style-name="gr17" draw:text-style-name="P2" draw:layer="layout" svg:x1="3.65cm" svg:y1="21.8cm" svg:x2="3.65cm" svg:y2="20.55cm">
          <text:p/>
        </draw:line>
        <draw:line draw:style-name="gr17" draw:text-style-name="P2" draw:layer="layout" svg:x1="2.5cm" svg:y1="20.55cm" svg:x2="3.75cm" svg:y2="20.55cm">
          <text:p/>
        </draw:line>
        <draw:line draw:style-name="gr17" draw:text-style-name="P2" draw:layer="layout" svg:x1="9.5cm" svg:y1="20.55cm" svg:x2="10.75cm" svg:y2="20.55cm">
          <text:p/>
        </draw:line>
        <draw:line draw:style-name="gr17" draw:text-style-name="P2" draw:layer="layout" svg:x1="9.4cm" svg:y1="16.55cm" svg:x2="10.65cm" svg:y2="16.55cm">
          <text:p/>
        </draw:line>
        <draw:line draw:style-name="gr17" draw:text-style-name="P2" draw:layer="layout" svg:x1="10.65cm" svg:y1="21.8cm" svg:x2="10.65cm" svg:y2="20.55cm">
          <text:p/>
        </draw:line>
        <draw:frame draw:style-name="gr4" draw:text-style-name="P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9" draw:layer="layout" svg:width="5.977cm" svg:height="3.632cm" svg:x="9.681cm" svg:y="1.5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5" draw:text-style-name="P14" draw:layer="layout" svg:width="1.387cm" svg:height="0.489cm" svg:x="18.65cm" svg:y="3.428cm">
          <draw:text-box>
            <text:p>MBV=GK</text:p>
          </draw:text-box>
        </draw:frame>
        <draw:frame draw:style-name="gr4" draw:text-style-name="P3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4" draw:text-style-name="P3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466cm" svg:height="0.47cm" svg:x="14.182cm" svg:y="14.3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3" draw:layer="layout" svg:width="0.534cm" svg:height="0.47cm" svg:x="17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12" draw:text-style-name="P2" draw:layer="layout" svg:x1="14.403cm" svg:y1="17.85cm" svg:x2="14.403cm" svg:y2="15.1cm">
          <text:p/>
        </draw:line>
        <draw:line draw:style-name="gr13" draw:text-style-name="P2" draw:layer="layout" svg:x1="14.403cm" svg:y1="17.85cm" svg:x2="16.903cm" svg:y2="17.85cm">
          <text:p/>
        </draw:line>
        <draw:line draw:style-name="gr2" draw:text-style-name="P8" draw:layer="layout" svg:x1="14.751cm" svg:y1="15.75cm" svg:x2="16.501cm" svg:y2="17.5cm">
          <text:p/>
        </draw:line>
        <draw:line draw:style-name="gr2" draw:text-style-name="P2" draw:layer="layout" svg:x1="14.651cm" svg:y1="17.45cm" svg:x2="16.401cm" svg:y2="15.7cm">
          <text:p/>
        </draw:line>
        <draw:frame draw:style-name="gr4" draw:text-style-name="P3" draw:layer="layout" svg:width="0.504cm" svg:height="0.47cm" svg:x="16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445cm" svg:height="0.47cm" svg:x="16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" draw:text-style-name="P1" draw:layer="layout" svg:width="0.25cm" svg:height="0.25cm" svg:x="15.453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4.4cm" svg:y1="16.55cm" svg:x2="15.65cm" svg:y2="16.55cm">
          <text:p/>
        </draw:line>
        <draw:line draw:style-name="gr17" draw:text-style-name="P2" draw:layer="layout" svg:x1="15.55cm" svg:y1="17.8cm" svg:x2="15.55cm" svg:y2="16.55cm">
          <text:p/>
        </draw:line>
        <draw:line draw:style-name="gr17" draw:text-style-name="P2" draw:layer="layout" svg:x1="14.4cm" svg:y1="16.55cm" svg:x2="15.65cm" svg:y2="16.55cm">
          <text:p/>
        </draw:line>
        <draw:line draw:style-name="gr2" draw:text-style-name="P2" draw:layer="layout" svg:x1="1cm" svg:y1="14.25cm" svg:x2="20.59cm" svg:y2="14.25cm">
          <text:p/>
        </draw:line>
        <draw:frame draw:style-name="gr18" draw:text-style-name="P10" draw:layer="layout" svg:width="0.723cm" svg:height="3.749cm" svg:x="0.951cm" svg:y="6.8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95" draw:text-style-name="P10" draw:layer="layout" svg:width="0.739cm" svg:height="2.795cm" svg:x="0.952cm" svg:y="14.802cm">
          <draw:text-box>
            <text:p><text:span text:style-name="T3">M</text:span></text:p>
            <text:p><text:span text:style-name="T3">A</text:span></text:p>
            <text:p><text:span text:style-name="T3">R</text:span></text:p>
            <text:p><text:span text:style-name="T3">K</text:span></text:p>
            <text:p><text:span text:style-name="T3">E</text:span></text:p>
            <text:p><text:span text:style-name="T3">D</text:span></text:p>
            <text:p><text:span text:style-name="T3">E</text:span></text:p>
            <text:p><text:span text:style-name="T3">T</text:span></text:p>
          </draw:text-box>
        </draw:frame>
        <draw:frame draw:style-name="gr96" draw:text-style-name="P10" draw:layer="layout" svg:width="0.739cm" svg:height="6.293cm" svg:x="0.952cm" svg:y="17.902cm">
          <draw:text-box>
            <text:p><text:span text:style-name="T3">M</text:span></text:p>
            <text:p><text:span text:style-name="T3">E</text:span></text:p>
            <text:p><text:span text:style-name="T3">D</text:span></text:p>
            <text:p><text:span text:style-name="T3"/></text:p>
            <text:p><text:span text:style-name="T3">P</text:span></text:p>
            <text:p><text:span text:style-name="T3">R</text:span></text:p>
            <text:p><text:span text:style-name="T3">I</text:span></text:p>
            <text:p><text:span text:style-name="T3">S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U</text:span></text:p>
            <text:p><text:span text:style-name="T3">L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  <text:p><text:span text:style-name="T3"/></text:p>
          </draw:text-box>
        </draw:frame>
        <draw:frame draw:style-name="gr97" draw:text-style-name="P10" draw:layer="layout" svg:width="0.723cm" svg:height="3.113cm" svg:x="0.953cm" svg:y="23.803cm">
          <draw:text-box>
            <text:p><text:span text:style-name="T3">U</text:span></text:p>
            <text:p><text:span text:style-name="T3">E</text:span></text:p>
            <text:p><text:span text:style-name="T3">L</text:span></text:p>
            <text:p><text:span text:style-name="T3">A</text:span></text:p>
            <text:p><text:span text:style-name="T3">S</text:span></text:p>
            <text:p><text:span text:style-name="T3">T</text:span></text:p>
            <text:p><text:span text:style-name="T3">I </text:span></text:p>
            <text:p><text:span text:style-name="T3">S</text:span></text:p>
            <text:p><text:span text:style-name="T3">K</text:span></text:p>
          </draw:text-box>
        </draw:frame>
        <draw:line draw:style-name="gr17" draw:text-style-name="P2" draw:layer="layout" svg:x1="9.5cm" svg:y1="16cm" svg:x2="11.15cm" svg:y2="16cm">
          <text:p/>
        </draw:line>
        <draw:line draw:style-name="gr17" draw:text-style-name="P2" draw:layer="layout" svg:x1="14.4cm" svg:y1="17.2cm" svg:x2="16.15cm" svg:y2="17.2cm">
          <text:p/>
        </draw:line>
        <draw:frame draw:style-name="gr98" draw:text-style-name="P14" draw:layer="layout" svg:width="1.907cm" svg:height="0.489cm" svg:x="2.85cm" svg:y="14.65cm">
          <draw:text-box>
            <text:p>Markeslikevekt</text:p>
          </draw:text-box>
        </draw:frame>
        <draw:frame draw:style-name="gr99" draw:text-style-name="P14" draw:layer="layout" svg:width="2.145cm" svg:height="0.489cm" svg:x="9.651cm" svg:y="14.651cm">
          <draw:text-box>
            <text:p>Overskuddstilbud</text:p>
          </draw:text-box>
        </draw:frame>
        <draw:frame draw:style-name="gr100" draw:text-style-name="P14" draw:layer="layout" svg:width="2.763cm" svg:height="0.489cm" svg:x="14.452cm" svg:y="14.652cm">
          <draw:text-box>
            <text:p>Overskuddsetterspørsel</text:p>
          </draw:text-box>
        </draw:frame>
        <draw:custom-shape draw:style-name="gr101" draw:text-style-name="P3" draw:layer="layout" svg:width="1.65cm" svg:height="1.65cm" svg:x="14.85cm" svg:y="7.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2" draw:text-style-name="P3" draw:layer="layout" svg:width="1.649cm" svg:height="1.649cm" svg:x="14.851cm" svg:y="11.647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7" draw:text-style-name="P2" draw:layer="layout" svg:x1="2.5cm" svg:y1="20cm" svg:x2="4.25cm" svg:y2="20cm">
          <text:p/>
        </draw:line>
        <draw:custom-shape draw:style-name="gr103" draw:text-style-name="P3" draw:layer="layout" svg:width="1.25cm" svg:height="0.75cm" draw:transform="rotate (1.5707963267949) translate (2.9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4" draw:text-style-name="P2" draw:layer="layout" svg:x1="16.4cm" svg:y1="7.65cm" svg:x2="15.65cm" svg:y2="8.4cm">
          <text:p/>
        </draw:line>
        <draw:frame draw:style-name="gr105" draw:text-style-name="P36" draw:layer="layout" svg:width="2.559cm" svg:height="0.489cm" svg:x="15.45cm" svg:y="7.25cm">
          <draw:text-box>
            <text:p>Konsumentoverskudd</text:p>
          </draw:text-box>
        </draw:frame>
        <draw:line draw:style-name="gr106" draw:text-style-name="P2" draw:layer="layout" svg:x1="16.75cm" svg:y1="13cm" svg:x2="16cm" svg:y2="12.35cm">
          <text:p/>
        </draw:line>
        <draw:frame draw:style-name="gr105" draw:text-style-name="P36" draw:layer="layout" svg:width="2.454cm" svg:height="0.489cm" svg:x="16.551cm" svg:y="12.451cm">
          <draw:text-box>
            <text:p>Produsentoverskudd</text:p>
          </draw:text-box>
        </draw:frame>
        <draw:line draw:style-name="gr107" draw:text-style-name="P2" draw:layer="layout" svg:x1="4.25cm" svg:y1="19.4cm" svg:x2="3.25cm" svg:y2="20.15cm">
          <text:p/>
        </draw:line>
        <draw:frame draw:style-name="gr105" draw:text-style-name="P36" draw:layer="layout" svg:width="1.696cm" svg:height="0.489cm" svg:x="3.8cm" svg:y="18.85cm">
          <draw:text-box>
            <text:p>Dødvektstap</text:p>
          </draw:text-box>
        </draw:frame>
        <draw:frame draw:style-name="gr4" draw:text-style-name="P3" draw:layer="layout" svg:width="0.466cm" svg:height="0.47cm" svg:x="1.9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466cm" svg:height="0.47cm" svg:x="8.6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4" draw:text-style-name="P3" draw:layer="layout" svg:width="0.466cm" svg:height="0.47cm" svg:x="13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08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08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08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08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20" draw:text-style-name="P2" draw:layer="layout" svg:x1="4.182cm" svg:y1="25.475cm" svg:x2="15.612cm" svg:y2="25.475cm">
          <text:p/>
        </draw:line>
        <draw:line draw:style-name="gr21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09" draw:text-style-name="P14" draw:layer="layout" svg:width="2.217cm" svg:height="0.962cm" svg:x="13.954cm" svg:y="20.162cm">
          <draw:text-box>
            <text:p>S=GK</text:p>
          </draw:text-box>
        </draw:frame>
        <draw:frame draw:style-name="gr110" draw:text-style-name="P14" draw:layer="layout" svg:width="1.205cm" svg:height="1.673cm" svg:x="2.594cm" svg:y="15.95cm">
          <draw:text-box>
            <text:p/>
            <text:p/>
          </draw:text-box>
        </draw:frame>
        <draw:frame draw:style-name="gr22" draw:text-style-name="P14" draw:layer="layout" svg:width="0.925cm" svg:height="0.962cm" svg:x="16.247cm" svg:y="25.464cm">
          <draw:text-box>
            <text:p>X</text:p>
          </draw:text-box>
        </draw:frame>
        <draw:frame draw:style-name="gr22" draw:text-style-name="P14" draw:layer="layout" svg:width="0.925cm" svg:height="0.962cm" svg:x="2.912cm" svg:y="14.045cm">
          <draw:text-box>
            <text:p>P</text:p>
          </draw:text-box>
        </draw:frame>
        <draw:frame draw:style-name="gr111" draw:text-style-name="P14" draw:layer="layout" svg:width="1.907cm" svg:height="0.962cm" svg:x="1.959cm" svg:y="15.95cm">
          <draw:text-box>
            <text:p>5000</text:p>
          </draw:text-box>
        </draw:frame>
        <draw:frame draw:style-name="gr111" draw:text-style-name="P14" draw:layer="layout" svg:width="1.907cm" svg:height="0.962cm" svg:x="14.342cm" svg:y="26.427cm">
          <draw:text-box>
            <text:p>2500</text:p>
          </draw:text-box>
        </draw:frame>
        <draw:frame draw:style-name="gr22" draw:text-style-name="P14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11" draw:text-style-name="P14" draw:layer="layout" svg:width="1.907cm" svg:height="0.962cm" svg:x="9.66cm" svg:y="26.118cm">
          <draw:text-box>
            <text:p>1250</text:p>
          </draw:text-box>
        </draw:frame>
        <draw:frame draw:style-name="gr112" draw:text-style-name="P14" draw:layer="layout" svg:width="1.556cm" svg:height="0.962cm" svg:x="6.039cm" svg:y="25.81cm">
          <draw:text-box>
            <text:p>500</text:p>
          </draw:text-box>
        </draw:frame>
        <draw:frame draw:style-name="gr111" draw:text-style-name="P14" draw:layer="layout" svg:width="1.907cm" svg:height="0.962cm" svg:x="1.877cm" svg:y="17.96cm">
          <draw:text-box>
            <text:p>4000</text:p>
          </draw:text-box>
        </draw:frame>
        <draw:line draw:style-name="gr113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11" draw:text-style-name="P14" draw:layer="layout" svg:width="1.907cm" svg:height="0.962cm" svg:x="1.877cm" svg:y="19.947cm">
          <draw:text-box>
            <text:p>3000</text:p>
          </draw:text-box>
        </draw:frame>
        <draw:frame draw:style-name="gr114" draw:text-style-name="P14" draw:layer="layout" svg:width="1.175cm" svg:height="0.962cm" svg:x="9.514cm" svg:y="24.522cm">
          <draw:text-box>
            <text:p>GI</text:p>
          </draw:text-box>
        </draw:frame>
        <draw:frame draw:style-name="gr115" draw:text-style-name="P14" draw:layer="layout" svg:width="1.421cm" svg:height="0.962cm" svg:x="4.517cm" svg:y="17.59cm">
          <draw:text-box>
            <text:p>KO</text:p>
          </draw:text-box>
        </draw:frame>
        <draw:frame draw:style-name="gr116" draw:text-style-name="P14" draw:layer="layout" svg:width="1.383cm" svg:height="0.962cm" svg:x="7.109cm" svg:y="19.612cm">
          <draw:text-box>
            <text:p>DV</text:p>
          </draw:text-box>
        </draw:frame>
        <draw:frame draw:style-name="gr117" draw:text-style-name="P14" draw:layer="layout" svg:width="2.123cm" svg:height="0.962cm" svg:x="4.634cm" svg:y="19.395cm">
          <draw:text-box>
            <text:p>PO</text:p>
          </draw:text-box>
        </draw:frame>
        <draw:frame draw:style-name="gr118" draw:text-style-name="P14" draw:layer="layout" svg:width="1.907cm" svg:height="1.28cm" svg:x="8.082cm" svg:y="26.095cm">
          <draw:text-box>
            <text:p>1000</text:p>
          </draw:text-box>
        </draw:frame>
        <draw:line draw:style-name="gr119" draw:text-style-name="P2" draw:layer="layout" svg:x1="6.839cm" svg:y1="25.475cm" svg:x2="6.839cm" svg:y2="18.49cm">
          <text:p/>
        </draw:line>
        <draw:line draw:style-name="gr119" draw:text-style-name="P2" draw:layer="layout" svg:x1="7.839cm" svg:y1="25.476cm" svg:x2="7.674cm" svg:y2="19.125cm">
          <text:p/>
        </draw:line>
        <draw:line draw:style-name="gr113" draw:text-style-name="P2" draw:layer="layout" svg:x1="4.183cm" svg:y1="19.107cm" svg:x2="7.674cm" svg:y2="19.125cm">
          <text:p/>
        </draw:line>
        <draw:frame draw:style-name="gr111" draw:text-style-name="P14" draw:layer="layout" svg:width="1.907cm" svg:height="0.962cm" svg:x="2.277cm" svg:y="19.125cm">
          <draw:text-box>
            <text:p>3800</text:p>
          </draw:text-box>
        </draw:frame>
        <draw:frame draw:style-name="gr112" draw:text-style-name="P14" draw:layer="layout" svg:width="1.556cm" svg:height="0.962cm" svg:x="7.357cm" svg:y="25.792cm">
          <draw:text-box>
            <text:p>600</text:p>
          </draw:text-box>
        </draw:frame>
        <draw:custom-shape draw:style-name="gr120" draw:text-style-name="P3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4.183cm" svg:y1="12.775cm" svg:x2="15.613cm" svg:y2="12.775cm">
          <text:p/>
        </draw:line>
        <draw:line draw:style-name="gr21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09" draw:text-style-name="P14" draw:layer="layout" svg:width="2.217cm" svg:height="0.962cm" svg:x="13.955cm" svg:y="2.262cm">
          <draw:text-box>
            <text:p>S=GK</text:p>
          </draw:text-box>
        </draw:frame>
        <draw:frame draw:style-name="gr22" draw:text-style-name="P14" draw:layer="layout" svg:width="0.925cm" svg:height="0.962cm" svg:x="16.248cm" svg:y="12.764cm">
          <draw:text-box>
            <text:p>X</text:p>
          </draw:text-box>
        </draw:frame>
        <draw:frame draw:style-name="gr22" draw:text-style-name="P14" draw:layer="layout" svg:width="0.925cm" svg:height="0.962cm" svg:x="2.913cm" svg:y="1.345cm">
          <draw:text-box>
            <text:p>P</text:p>
          </draw:text-box>
        </draw:frame>
        <draw:frame draw:style-name="gr22" draw:text-style-name="P14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20" draw:text-style-name="P3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14T17:07:16.412692111</dc:date>
    <meta:editing-duration>P1DT1H8M50S</meta:editing-duration>
    <meta:editing-cycles>253</meta:editing-cycles>
    <meta:generator>LibreOffice/7.3.3.2$Linux_X86_64 LibreOffice_project/30$Build-2</meta:generator>
    <meta:document-statistic meta:object-count="1259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i>p</mi>
    <annotation encoding="StarMath 5.0">p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X</mi>
    <annotation encoding="StarMath 5.0">X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6/content.xml><?xml version="1.0" encoding="utf-8"?>
<math xmlns="http://www.w3.org/1998/Math/MathML" display="block"/>
</file>

<file path=Object 368/content.xml><?xml version="1.0" encoding="utf-8"?>
<math xmlns="http://www.w3.org/1998/Math/MathML" display="block"/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1/content.xml><?xml version="1.0" encoding="utf-8"?>
<math xmlns="http://www.w3.org/1998/Math/MathML" display="block">
  <semantics>
    <mi>P</mi>
    <annotation encoding="StarMath 5.0">P</annotation>
  </semantics>
</math>
</file>

<file path=Object 372/content.xml><?xml version="1.0" encoding="utf-8"?>
<math xmlns="http://www.w3.org/1998/Math/MathML" display="block">
  <semantics>
    <mi>X</mi>
    <annotation encoding="StarMath 5.0">X</annotation>
  </semantics>
</math>
</file>

<file path=Object 373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4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5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6/content.xml><?xml version="1.0" encoding="utf-8"?>
<math xmlns="http://www.w3.org/1998/Math/MathML" display="block">
  <semantics>
    <mi>S</mi>
    <annotation encoding="StarMath 5.0">S</annotation>
  </semantics>
</math>
</file>

<file path=Object 377/content.xml><?xml version="1.0" encoding="utf-8"?>
<math xmlns="http://www.w3.org/1998/Math/MathML" display="block">
  <semantics>
    <mi>E</mi>
    <annotation encoding="StarMath 5.0">E</annotation>
  </semantics>
</math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i>p</mi>
    <annotation encoding="StarMath 5.0">p</annotation>
  </semantics>
</math>
</file>

<file path=Object 382/content.xml><?xml version="1.0" encoding="utf-8"?>
<math xmlns="http://www.w3.org/1998/Math/MathML" display="block">
  <semantics>
    <mi>x</mi>
    <annotation encoding="StarMath 5.0">x</annotation>
  </semantics>
</math>
</file>

<file path=Object 383/content.xml><?xml version="1.0" encoding="utf-8"?>
<math xmlns="http://www.w3.org/1998/Math/MathML" display="block"/>
</file>

<file path=Object 384/content.xml><?xml version="1.0" encoding="utf-8"?>
<math xmlns="http://www.w3.org/1998/Math/MathML" display="block">
  <semantics>
    <mi>p</mi>
    <annotation encoding="StarMath 5.0">p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x</mi>
    <annotation encoding="StarMath 5.0">x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i>p</mi>
    <annotation encoding="StarMath 5.0">p</annotation>
  </semantics>
</math>
</file>

<file path=Object 436/content.xml><?xml version="1.0" encoding="utf-8"?>
<math xmlns="http://www.w3.org/1998/Math/MathML" display="block">
  <semantics>
    <mi>X</mi>
    <annotation encoding="StarMath 5.0">X</annotation>
  </semantics>
</math>
</file>

<file path=Object 437/content.xml><?xml version="1.0" encoding="utf-8"?>
<math xmlns="http://www.w3.org/1998/Math/MathML" display="block"/>
</file>

<file path=Object 438/content.xml><?xml version="1.0" encoding="utf-8"?>
<math xmlns="http://www.w3.org/1998/Math/MathML" display="block"/>
</file>

<file path=Object 439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4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44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43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E=E_1+E_2+...E_N</annotation>
  </semantics>
</math>
</file>

<file path=Object 444/content.xml><?xml version="1.0" encoding="utf-8"?>
<math xmlns="http://www.w3.org/1998/Math/MathML" display="block">
  <semantics>
    <mrow>
      <mrow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S=S_1+S_2+...S_N</annotation>
  </semantics>
</math>
</file>

<file path=Object 445/content.xml><?xml version="1.0" encoding="utf-8"?>
<math xmlns="http://www.w3.org/1998/Math/MathML" display="block">
  <semantics>
    <mi>X</mi>
    <annotation encoding="StarMath 5.0">X</annotation>
  </semantics>
</math>
</file>

<file path=Object 446/content.xml><?xml version="1.0" encoding="utf-8"?>
<math xmlns="http://www.w3.org/1998/Math/MathML" display="block">
  <semantics>
    <mi>X</mi>
    <annotation encoding="StarMath 5.0">X</annotation>
  </semantics>
</math>
</file>

<file path=Object 447/content.xml><?xml version="1.0" encoding="utf-8"?>
<math xmlns="http://www.w3.org/1998/Math/MathML" display="block">
  <semantics>
    <mi>P</mi>
    <annotation encoding="StarMath 5.0">P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5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6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54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E=E_1+E_2+...E_N</annotation>
  </semantics>
</math>
</file>

<file path=Object 68/content.xml><?xml version="1.0" encoding="utf-8"?>
<math xmlns="http://www.w3.org/1998/Math/MathML" display="block">
  <semantics>
    <mrow>
      <mrow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